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Arabic Naskh1" svg:font-family="'Droid Arabic Naskh'" style:font-pitch="variable"/>
    <style:font-face style:name="Arial" svg:font-family="Arial" style:font-family-generic="roman" style:font-pitch="variable"/>
    <style:font-face style:name="Droid Arabic Naskh" svg:font-family="'Droid Arabic Naskh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Arabic Naskh2" svg:font-family="'Droid Arabic Naskh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c9211e" loext:opacity="100%" officeooo:paragraph-rsid="00104075" fo:background-color="transparent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11080e" officeooo:paragraph-rsid="0011080e" fo:background-color="transparent" style:font-size-asian="10.5pt" style:font-name-complex="Droid Arabic Naskh1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120522" officeooo:paragraph-rsid="00120522" fo:background-color="transparent" style:font-size-asian="10.5pt" style:font-name-complex="Droid Arabic Naskh1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124f56" officeooo:paragraph-rsid="00124f56" fo:background-color="transparent" style:font-size-asian="10.5pt" style:font-name-complex="Droid Arabic Naskh1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168483" officeooo:paragraph-rsid="00168483" fo:background-color="transparent" style:font-size-asian="10.5pt" style:font-name-complex="Droid Arabic Naskh1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17aa97" officeooo:paragraph-rsid="0017aa97" fo:background-color="transparent" style:font-size-asian="10.5pt" style:font-name-complex="Droid Arabic Naskh1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1931bb" officeooo:paragraph-rsid="001931bb" fo:background-color="transparent" style:font-size-asian="10.5pt" style:font-name-complex="Droid Arabic Naskh1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1adde2" officeooo:paragraph-rsid="001adde2" fo:background-color="transparent" style:font-size-asian="10.5pt" style:font-name-complex="Droid Arabic Naskh1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1d764f" officeooo:paragraph-rsid="001d764f" fo:background-color="transparent" style:font-size-asian="10.5pt" style:font-name-complex="Droid Arabic Naskh1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1da204" officeooo:paragraph-rsid="001da204" fo:background-color="transparent" style:font-size-asian="10.5pt" style:font-name-complex="Droid Arabic Naskh1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200ce5" officeooo:paragraph-rsid="00200ce5" fo:background-color="transparent" style:font-size-asian="10.5pt" style:font-name-complex="Droid Arabic Naskh1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21fc47" officeooo:paragraph-rsid="0021fc47" fo:background-color="transparent" style:font-size-asian="10.5pt" style:font-name-complex="Droid Arabic Naskh1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227554" officeooo:paragraph-rsid="00227554" fo:background-color="transparent" style:font-size-asian="10.5pt" style:font-name-complex="Droid Arabic Naskh1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236140" officeooo:paragraph-rsid="00236140" fo:background-color="transparent" style:font-size-asian="10.5pt" style:font-name-complex="Droid Arabic Naskh1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24b6da" officeooo:paragraph-rsid="0024b6da" fo:background-color="transparent" style:font-size-asian="10.5pt" style:font-name-complex="Droid Arabic Naskh1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27099b" officeooo:paragraph-rsid="0027099b" fo:background-color="transparent" style:font-size-asian="10.5pt" style:font-name-complex="Droid Arabic Naskh1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285317" officeooo:paragraph-rsid="00285317" fo:background-color="transparent" style:font-size-asian="10.5pt" style:font-name-complex="Droid Arabic Naskh1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2ba4a1" officeooo:paragraph-rsid="002ba4a1" fo:background-color="transparent" style:font-size-asian="10.5pt" style:font-name-complex="Droid Arabic Naskh1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2bace7" officeooo:paragraph-rsid="002bace7" fo:background-color="transparent" style:font-size-asian="10.5pt" style:font-name-complex="Droid Arabic Naskh1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2cc06a" officeooo:paragraph-rsid="002cc06a" fo:background-color="transparent" style:font-size-asian="10.5pt" style:font-name-complex="Droid Arabic Naskh1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2fb9da" officeooo:paragraph-rsid="002fb9da" fo:background-color="transparent" style:font-size-asian="10.5pt" style:font-name-complex="Droid Arabic Naskh1" style:font-size-complex="12pt"/>
    </style:style>
    <style:style style:name="P22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303a90" officeooo:paragraph-rsid="00303a90" fo:background-color="transparent" style:font-size-asian="10.5pt" style:font-name-complex="Droid Arabic Naskh1" style:font-size-complex="12pt"/>
    </style:style>
    <style:style style:name="P23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30552c" officeooo:paragraph-rsid="0030552c" fo:background-color="transparent" style:font-size-asian="10.5pt" style:font-name-complex="Droid Arabic Naskh1" style:font-size-complex="12pt"/>
    </style:style>
    <style:style style:name="P24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31d779" officeooo:paragraph-rsid="0031d779" fo:background-color="transparent" style:font-size-asian="10.5pt" style:font-name-complex="Droid Arabic Naskh1" style:font-size-complex="12pt"/>
    </style:style>
    <style:style style:name="P25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32d75f" officeooo:paragraph-rsid="0032d75f" fo:background-color="transparent" style:font-size-asian="10.5pt" style:font-name-complex="Droid Arabic Naskh1" style:font-size-complex="12pt"/>
    </style:style>
    <style:style style:name="P26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350004" officeooo:paragraph-rsid="00350004" fo:background-color="transparent" style:font-size-asian="10.5pt" style:font-name-complex="Droid Arabic Naskh1" style:font-size-complex="12pt"/>
    </style:style>
    <style:style style:name="P27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35f923" officeooo:paragraph-rsid="0035f923" fo:background-color="transparent" style:font-size-asian="10.5pt" style:font-name-complex="Droid Arabic Naskh1" style:font-size-complex="12pt"/>
    </style:style>
    <style:style style:name="P28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37da46" officeooo:paragraph-rsid="0037da46" fo:background-color="transparent" style:font-size-asian="10.5pt" style:font-name-complex="Droid Arabic Naskh1" style:font-size-complex="12pt"/>
    </style:style>
    <style:style style:name="P29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38de52" officeooo:paragraph-rsid="0038de52" fo:background-color="transparent" style:font-size-asian="10.5pt" style:font-name-complex="Droid Arabic Naskh1" style:font-size-complex="12pt"/>
    </style:style>
    <style:style style:name="P30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3a9eae" officeooo:paragraph-rsid="003a9eae" fo:background-color="transparent" style:font-size-asian="10.5pt" style:font-name-complex="Droid Arabic Naskh1" style:font-size-complex="12pt"/>
    </style:style>
    <style:style style:name="P31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3beaf9" officeooo:paragraph-rsid="003beaf9" fo:background-color="transparent" style:font-size-asian="10.5pt" style:font-name-complex="Droid Arabic Naskh1" style:font-size-complex="12pt"/>
    </style:style>
    <style:style style:name="P32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449d3a" officeooo:paragraph-rsid="00449d3a" fo:background-color="transparent" style:font-size-asian="10.5pt" style:font-name-complex="Droid Arabic Naskh1" style:font-size-complex="12pt"/>
    </style:style>
    <style:style style:name="P33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40d8da" officeooo:paragraph-rsid="0040d8da" fo:background-color="transparent" style:font-size-asian="10.5pt" style:font-name-complex="Droid Arabic Naskh1" style:font-size-complex="12pt"/>
    </style:style>
    <style:style style:name="P34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427ae3" officeooo:paragraph-rsid="00427ae3" fo:background-color="transparent" style:font-size-asian="10.5pt" style:font-name-complex="Droid Arabic Naskh1" style:font-size-complex="12pt"/>
    </style:style>
    <style:style style:name="P35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43e16d" officeooo:paragraph-rsid="0043e16d" fo:background-color="transparent" style:font-size-asian="10.5pt" style:font-name-complex="Droid Arabic Naskh1" style:font-size-complex="12pt"/>
    </style:style>
    <style:style style:name="P36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468be3" officeooo:paragraph-rsid="00468be3" fo:background-color="transparent" style:font-size-asian="10.5pt" style:font-name-complex="Droid Arabic Naskh1" style:font-size-complex="12pt"/>
    </style:style>
    <style:style style:name="P37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498048" officeooo:paragraph-rsid="00498048" fo:background-color="transparent" style:font-size-asian="10.5pt" style:font-name-complex="Droid Arabic Naskh1" style:font-size-complex="12pt"/>
    </style:style>
    <style:style style:name="P38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4f41bf" officeooo:paragraph-rsid="004f41bf" fo:background-color="transparent" style:font-size-asian="10.5pt" style:font-name-complex="Droid Arabic Naskh1" style:font-size-complex="12pt"/>
    </style:style>
    <style:style style:name="P39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5106b9" officeooo:paragraph-rsid="005106b9" fo:background-color="transparent" style:font-size-asian="10.5pt" style:font-name-complex="Droid Arabic Naskh1" style:font-size-complex="12pt"/>
    </style:style>
    <style:style style:name="P40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529e51" officeooo:paragraph-rsid="00529e51" fo:background-color="transparent" style:font-size-asian="10.5pt" style:font-name-complex="Droid Arabic Naskh1" style:font-size-complex="12pt"/>
    </style:style>
    <style:style style:name="P41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54dc44" officeooo:paragraph-rsid="00b518fa" fo:background-color="transparent" style:font-size-asian="10.5pt" style:font-name-complex="Droid Arabic Naskh1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5b862b" officeooo:paragraph-rsid="00b518fa" fo:background-color="transparent" style:font-size-asian="10.5pt" style:font-name-complex="Droid Arabic Naskh1" style:font-size-complex="12pt"/>
    </style:style>
    <style:style style:name="P43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5b862b" officeooo:paragraph-rsid="005b862b" fo:background-color="transparent" style:font-size-asian="10.5pt" style:font-name-complex="Droid Arabic Naskh1" style:font-size-complex="12pt"/>
    </style:style>
    <style:style style:name="P44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58e99b" officeooo:paragraph-rsid="0058e99b" fo:background-color="transparent" style:font-size-asian="10.5pt" style:font-name-complex="Droid Arabic Naskh1" style:font-size-complex="12pt"/>
    </style:style>
    <style:style style:name="P45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5993df" officeooo:paragraph-rsid="005993df" fo:background-color="transparent" style:font-size-asian="10.5pt" style:font-name-complex="Droid Arabic Naskh1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5f0c10" officeooo:paragraph-rsid="005f0c10" fo:background-color="transparent" style:font-size-asian="10.5pt" style:font-name-complex="Droid Arabic Naskh1" style:font-size-complex="12pt"/>
    </style:style>
    <style:style style:name="P47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638cda" officeooo:paragraph-rsid="00638cda" fo:background-color="transparent" style:font-size-asian="10.5pt" style:font-name-complex="Droid Arabic Naskh1" style:font-size-complex="12pt"/>
    </style:style>
    <style:style style:name="P48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650cfa" officeooo:paragraph-rsid="00650cfa" fo:background-color="transparent" style:font-size-asian="10.5pt" style:font-name-complex="Droid Arabic Naskh1" style:font-size-complex="12pt"/>
    </style:style>
    <style:style style:name="P49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65b4b7" officeooo:paragraph-rsid="0065b4b7" fo:background-color="transparent" style:font-size-asian="10.5pt" style:font-name-complex="Droid Arabic Naskh1" style:font-size-complex="12pt"/>
    </style:style>
    <style:style style:name="P50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67357d" officeooo:paragraph-rsid="0067357d" fo:background-color="transparent" style:font-size-asian="10.5pt" style:font-name-complex="Droid Arabic Naskh1" style:font-size-complex="12pt"/>
    </style:style>
    <style:style style:name="P51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6c9587" officeooo:paragraph-rsid="006c9587" fo:background-color="transparent" style:font-size-asian="10.5pt" style:font-name-complex="Droid Arabic Naskh1" style:font-size-complex="12pt"/>
    </style:style>
    <style:style style:name="P52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6e56e8" officeooo:paragraph-rsid="006e56e8" fo:background-color="transparent" style:font-size-asian="10.5pt" style:font-name-complex="Droid Arabic Naskh1" style:font-size-complex="12pt"/>
    </style:style>
    <style:style style:name="P53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73729e" officeooo:paragraph-rsid="0073729e" fo:background-color="transparent" style:font-size-asian="10.5pt" style:font-name-complex="Droid Arabic Naskh1" style:font-size-complex="12pt"/>
    </style:style>
    <style:style style:name="P54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7460cf" officeooo:paragraph-rsid="007460cf" fo:background-color="transparent" style:font-size-asian="10.5pt" style:font-name-complex="Droid Arabic Naskh1" style:font-size-complex="12pt"/>
    </style:style>
    <style:style style:name="P55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7557ff" officeooo:paragraph-rsid="007557ff" fo:background-color="transparent" style:font-size-asian="10.5pt" style:font-name-complex="Droid Arabic Naskh1" style:font-size-complex="12pt"/>
    </style:style>
    <style:style style:name="P56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76efa3" officeooo:paragraph-rsid="0076efa3" fo:background-color="transparent" style:font-size-asian="10.5pt" style:font-name-complex="Droid Arabic Naskh1" style:font-size-complex="12pt"/>
    </style:style>
    <style:style style:name="P57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785076" officeooo:paragraph-rsid="00785076" fo:background-color="transparent" style:font-size-asian="10.5pt" style:font-name-complex="Droid Arabic Naskh1" style:font-size-complex="12pt"/>
    </style:style>
    <style:style style:name="P58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7b1d6c" officeooo:paragraph-rsid="007b1d6c" fo:background-color="transparent" style:font-size-asian="10.5pt" style:font-name-complex="Droid Arabic Naskh1" style:font-size-complex="12pt"/>
    </style:style>
    <style:style style:name="P59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7e1f89" officeooo:paragraph-rsid="007e1f89" fo:background-color="transparent" style:font-size-asian="10.5pt" style:font-name-complex="Droid Arabic Naskh1" style:font-size-complex="12pt"/>
    </style:style>
    <style:style style:name="P60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7f603f" officeooo:paragraph-rsid="007f603f" fo:background-color="transparent" style:font-size-asian="10.5pt" style:font-name-complex="Droid Arabic Naskh1" style:font-size-complex="12pt"/>
    </style:style>
    <style:style style:name="P61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82d6cc" officeooo:paragraph-rsid="0082d6cc" fo:background-color="transparent" style:font-size-asian="10.5pt" style:font-name-complex="Droid Arabic Naskh1" style:font-size-complex="12pt"/>
    </style:style>
    <style:style style:name="P62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82da52" officeooo:paragraph-rsid="0082da52" fo:background-color="transparent" style:font-size-asian="10.5pt" style:font-name-complex="Droid Arabic Naskh1" style:font-size-complex="12pt"/>
    </style:style>
    <style:style style:name="P63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8302d7" officeooo:paragraph-rsid="008302d7" fo:background-color="transparent" style:font-size-asian="10.5pt" style:font-name-complex="Droid Arabic Naskh1" style:font-size-complex="12pt"/>
    </style:style>
    <style:style style:name="P64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84fa89" officeooo:paragraph-rsid="0084fa89" fo:background-color="transparent" style:font-size-asian="10.5pt" style:font-name-complex="Droid Arabic Naskh1" style:font-size-complex="12pt"/>
    </style:style>
    <style:style style:name="P65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85735b" officeooo:paragraph-rsid="0085735b" fo:background-color="transparent" style:font-size-asian="10.5pt" style:font-name-complex="Droid Arabic Naskh1" style:font-size-complex="12pt"/>
    </style:style>
    <style:style style:name="P66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86673d" officeooo:paragraph-rsid="0086673d" fo:background-color="transparent" style:font-size-asian="10.5pt" style:font-name-complex="Droid Arabic Naskh1" style:font-size-complex="12pt"/>
    </style:style>
    <style:style style:name="P67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8ba241" officeooo:paragraph-rsid="008ba241" fo:background-color="transparent" style:font-size-asian="10.5pt" style:font-name-complex="Droid Arabic Naskh1" style:font-size-complex="12pt"/>
    </style:style>
    <style:style style:name="P68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8baa94" officeooo:paragraph-rsid="00b41519" fo:background-color="transparent" style:font-size-asian="10.5pt" style:font-name-complex="Droid Arabic Naskh1" style:font-size-complex="12pt"/>
    </style:style>
    <style:style style:name="P69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8bc8e4" officeooo:paragraph-rsid="00b41519" fo:background-color="transparent" style:font-size-asian="10.5pt" style:font-name-complex="Droid Arabic Naskh1" style:font-size-complex="12pt"/>
    </style:style>
    <style:style style:name="P70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8cfb4c" officeooo:paragraph-rsid="00b41519" fo:background-color="transparent" style:font-size-asian="10.5pt" style:font-name-complex="Droid Arabic Naskh1" style:font-size-complex="12pt"/>
    </style:style>
    <style:style style:name="P71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8d8bae" officeooo:paragraph-rsid="008d8bae" fo:background-color="transparent" style:font-size-asian="10.5pt" style:font-name-complex="Droid Arabic Naskh1" style:font-size-complex="12pt"/>
    </style:style>
    <style:style style:name="P72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90eda2" officeooo:paragraph-rsid="00b41519" fo:background-color="transparent" style:font-size-asian="10.5pt" style:font-name-complex="Droid Arabic Naskh1" style:font-size-complex="12pt"/>
    </style:style>
    <style:style style:name="P73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90eda2" officeooo:paragraph-rsid="0090eda2" fo:background-color="transparent" style:font-size-asian="10.5pt" style:font-name-complex="Droid Arabic Naskh1" style:font-size-complex="12pt"/>
    </style:style>
    <style:style style:name="P74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946a76" officeooo:paragraph-rsid="00b41519" fo:background-color="transparent" style:font-size-asian="10.5pt" style:font-name-complex="Droid Arabic Naskh1" style:font-size-complex="12pt"/>
    </style:style>
    <style:style style:name="P75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969644" officeooo:paragraph-rsid="00b41519" fo:background-color="transparent" style:font-size-asian="10.5pt" style:font-name-complex="Droid Arabic Naskh1" style:font-size-complex="12pt"/>
    </style:style>
    <style:style style:name="P76" style:family="paragraph" style:parent-style-name="Standard">
      <style:paragraph-properties fo:text-align="start" style:justify-single-word="false"/>
      <style:text-properties fo:color="#c9211e" loext:opacity="100%" style:font-name="Droid Arabic Naskh1" fo:font-size="12pt" officeooo:rsid="00a63ad2" officeooo:paragraph-rsid="00a63ad2" fo:background-color="transparent" style:font-size-asian="10.5pt" style:font-name-complex="Droid Arabic Naskh1" style:font-size-complex="12pt"/>
    </style:style>
    <style:style style:name="P77" style:family="paragraph" style:parent-style-name="Standard">
      <style:paragraph-properties fo:margin-left="0in" fo:margin-right="0in" fo:orphans="2" fo:widows="2" fo:text-indent="0in" style:auto-text-indent="false"/>
      <style:text-properties fo:color="#c9211e" loext:opacity="100%" officeooo:paragraph-rsid="00a7ebbd" fo:background-color="transparent"/>
    </style:style>
    <style:style style:name="P78" style:family="paragraph" style:parent-style-name="Standard">
      <style:paragraph-properties fo:margin-left="0in" fo:margin-right="0in" fo:margin-top="0in" fo:margin-bottom="0.111in" style:contextual-spacing="false" fo:orphans="2" fo:widows="2" fo:text-indent="0in" style:auto-text-indent="false"/>
      <style:text-properties fo:font-variant="normal" fo:text-transform="none" fo:color="#c9211e" loext:opacity="100%" style:font-name="Droid Arabic Naskh" fo:font-size="12pt" fo:letter-spacing="normal" fo:font-style="normal" fo:font-weight="normal" officeooo:rsid="001f8305" officeooo:paragraph-rsid="00a7ebbd" fo:background-color="transparent" style:font-size-asian="12pt" style:font-style-asian="normal" style:font-weight-asian="normal" style:font-name-complex="Droid Arabic Naskh2" style:font-size-complex="12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.111in" style:contextual-spacing="false" fo:text-align="start" style:justify-single-word="false" fo:orphans="2" fo:widows="2" fo:text-indent="0in" style:auto-text-indent="false"/>
      <style:text-properties fo:font-variant="normal" fo:text-transform="none" fo:color="#c9211e" loext:opacity="100%" style:font-name="Droid Arabic Naskh" fo:font-size="12pt" fo:letter-spacing="normal" officeooo:rsid="00b8805d" officeooo:paragraph-rsid="00a7ebbd" fo:background-color="transparent" style:font-size-asian="12pt" style:font-name-complex="Droid Arabic Naskh2" style:font-size-complex="12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.111in" style:contextual-spacing="false" fo:orphans="2" fo:widows="2" fo:text-indent="0in" style:auto-text-indent="false"/>
      <style:text-properties fo:color="#c9211e" loext:opacity="100%" officeooo:paragraph-rsid="00a7ebbd" fo:background-color="transparent"/>
    </style:style>
    <style:style style:name="P81" style:family="paragraph" style:parent-style-name="Standard">
      <style:paragraph-properties fo:margin-left="0in" fo:margin-right="0in" fo:margin-top="0in" fo:margin-bottom="0.111in" style:contextual-spacing="false" fo:orphans="2" fo:widows="2" fo:text-indent="0in" style:auto-text-indent="false"/>
      <style:text-properties fo:color="#c9211e" loext:opacity="100%" officeooo:paragraph-rsid="00b518fa" fo:background-color="transparent"/>
    </style:style>
    <style:style style:name="P82" style:family="paragraph" style:parent-style-name="Standard">
      <style:paragraph-properties fo:margin-left="0in" fo:margin-right="0in" fo:margin-top="0in" fo:margin-bottom="0.111in" style:contextual-spacing="false" fo:orphans="2" fo:widows="2" fo:text-indent="0in" style:auto-text-indent="false"/>
      <style:text-properties fo:color="#c9211e" loext:opacity="100%" officeooo:paragraph-rsid="00b96dd9" fo:background-color="transparent"/>
    </style:style>
    <style:style style:name="P83" style:family="paragraph" style:parent-style-name="Standard">
      <style:paragraph-properties fo:margin-left="0in" fo:margin-right="0in" fo:margin-top="0in" fo:margin-bottom="0.111in" style:contextual-spacing="false" fo:text-align="start" style:justify-single-word="false" fo:orphans="2" fo:widows="2" fo:hyphenation-ladder-count="no-limit" fo:text-indent="0in" style:auto-text-indent="false" style:writing-mode="lr-tb"/>
      <style:text-properties fo:color="#c9211e" loext:opacity="100%" style:font-name="Droid Arabic Naskh1" fo:font-size="12pt" officeooo:rsid="00a63ad2" officeooo:paragraph-rsid="00bca518" fo:background-color="transparent" style:font-size-asian="10.5pt" style:font-name-complex="Droid Arabic Naskh1" style:font-size-complex="12pt" fo:hyphenate="true" fo:hyphenation-remain-char-count="2" fo:hyphenation-push-char-count="2" loext:hyphenation-no-caps="false"/>
    </style:style>
    <style:style style:name="T1" style:family="text">
      <style:text-properties officeooo:rsid="00128925"/>
    </style:style>
    <style:style style:name="T2" style:family="text">
      <style:text-properties officeooo:rsid="0012b63f"/>
    </style:style>
    <style:style style:name="T3" style:family="text">
      <style:text-properties officeooo:rsid="00146257"/>
    </style:style>
    <style:style style:name="T4" style:family="text">
      <style:text-properties officeooo:rsid="0015f4a0"/>
    </style:style>
    <style:style style:name="T5" style:family="text">
      <style:text-properties officeooo:rsid="001da204"/>
    </style:style>
    <style:style style:name="T6" style:family="text">
      <style:text-properties officeooo:rsid="00200ce5"/>
    </style:style>
    <style:style style:name="T7" style:family="text">
      <style:text-properties officeooo:rsid="0024b6da"/>
    </style:style>
    <style:style style:name="T8" style:family="text">
      <style:text-properties officeooo:rsid="0025dd23"/>
    </style:style>
    <style:style style:name="T9" style:family="text">
      <style:text-properties officeooo:rsid="00297cf2"/>
    </style:style>
    <style:style style:name="T10" style:family="text">
      <style:text-properties officeooo:rsid="002c7869"/>
    </style:style>
    <style:style style:name="T11" style:family="text">
      <style:text-properties officeooo:rsid="002cc06a"/>
    </style:style>
    <style:style style:name="T12" style:family="text">
      <style:text-properties officeooo:rsid="00303a90"/>
    </style:style>
    <style:style style:name="T13" style:family="text">
      <style:text-properties officeooo:rsid="0032d75f"/>
    </style:style>
    <style:style style:name="T14" style:family="text">
      <style:text-properties officeooo:rsid="0033ea2b"/>
    </style:style>
    <style:style style:name="T15" style:family="text">
      <style:text-properties officeooo:rsid="0035017c"/>
    </style:style>
    <style:style style:name="T16" style:family="text">
      <style:text-properties officeooo:rsid="0038de52"/>
    </style:style>
    <style:style style:name="T17" style:family="text">
      <style:text-properties officeooo:rsid="003d37bb"/>
    </style:style>
    <style:style style:name="T18" style:family="text">
      <style:text-properties officeooo:rsid="00427ae3"/>
    </style:style>
    <style:style style:name="T19" style:family="text">
      <style:text-properties officeooo:rsid="0042f628"/>
    </style:style>
    <style:style style:name="T20" style:family="text">
      <style:text-properties officeooo:rsid="00449d3a"/>
    </style:style>
    <style:style style:name="T21" style:family="text">
      <style:text-properties officeooo:rsid="004a028a"/>
    </style:style>
    <style:style style:name="T22" style:family="text">
      <style:text-properties officeooo:rsid="004b46fa"/>
    </style:style>
    <style:style style:name="T23" style:family="text">
      <style:text-properties officeooo:rsid="004d2e94"/>
    </style:style>
    <style:style style:name="T24" style:family="text">
      <style:text-properties officeooo:rsid="004f7fa7"/>
    </style:style>
    <style:style style:name="T25" style:family="text">
      <style:text-properties officeooo:rsid="00529e51"/>
    </style:style>
    <style:style style:name="T26" style:family="text">
      <style:text-properties officeooo:rsid="0052bad8"/>
    </style:style>
    <style:style style:name="T27" style:family="text">
      <style:text-properties officeooo:rsid="0055dfb4"/>
    </style:style>
    <style:style style:name="T28" style:family="text">
      <style:text-properties officeooo:rsid="0057a271"/>
    </style:style>
    <style:style style:name="T29" style:family="text">
      <style:text-properties officeooo:rsid="005b862b"/>
    </style:style>
    <style:style style:name="T30" style:family="text">
      <style:text-properties officeooo:rsid="0062cad0"/>
    </style:style>
    <style:style style:name="T31" style:family="text">
      <style:text-properties officeooo:rsid="0065771e"/>
    </style:style>
    <style:style style:name="T32" style:family="text">
      <style:text-properties officeooo:rsid="006633f3"/>
    </style:style>
    <style:style style:name="T33" style:family="text">
      <style:text-properties officeooo:rsid="006831bd"/>
    </style:style>
    <style:style style:name="T34" style:family="text">
      <style:text-properties officeooo:rsid="00683310"/>
    </style:style>
    <style:style style:name="T35" style:family="text">
      <style:text-properties officeooo:rsid="00695401"/>
    </style:style>
    <style:style style:name="T36" style:family="text">
      <style:text-properties officeooo:rsid="006ad11a"/>
    </style:style>
    <style:style style:name="T37" style:family="text">
      <style:text-properties officeooo:rsid="00701296"/>
    </style:style>
    <style:style style:name="T38" style:family="text">
      <style:text-properties officeooo:rsid="0072b841"/>
    </style:style>
    <style:style style:name="T39" style:family="text">
      <style:text-properties officeooo:rsid="0073b728"/>
    </style:style>
    <style:style style:name="T40" style:family="text">
      <style:text-properties officeooo:rsid="007557ff"/>
    </style:style>
    <style:style style:name="T41" style:family="text">
      <style:text-properties officeooo:rsid="0076efa3"/>
    </style:style>
    <style:style style:name="T42" style:family="text">
      <style:text-properties officeooo:rsid="00795508"/>
    </style:style>
    <style:style style:name="T43" style:family="text">
      <style:text-properties officeooo:rsid="0079819b"/>
    </style:style>
    <style:style style:name="T44" style:family="text">
      <style:text-properties fo:font-style="italic" officeooo:rsid="0079819b" style:font-style-asian="italic" style:font-style-complex="italic"/>
    </style:style>
    <style:style style:name="T45" style:family="text">
      <style:text-properties fo:font-style="italic" officeooo:rsid="0087b39b" style:font-style-asian="italic" style:font-style-complex="italic"/>
    </style:style>
    <style:style style:name="T46" style:family="text">
      <style:text-properties fo:font-style="italic" officeooo:rsid="008879cc" style:font-style-asian="italic" style:font-style-complex="italic"/>
    </style:style>
    <style:style style:name="T47" style:family="text">
      <style:text-properties officeooo:rsid="007d0e1e"/>
    </style:style>
    <style:style style:name="T48" style:family="text">
      <style:text-properties officeooo:rsid="0085735b"/>
    </style:style>
    <style:style style:name="T49" style:family="text">
      <style:text-properties officeooo:rsid="0087b39b"/>
    </style:style>
    <style:style style:name="T50" style:family="text">
      <style:text-properties officeooo:rsid="008879cc"/>
    </style:style>
    <style:style style:name="T51" style:family="text">
      <style:text-properties officeooo:rsid="008baa94"/>
    </style:style>
    <style:style style:name="T52" style:family="text">
      <style:text-properties officeooo:rsid="008e4c3e"/>
    </style:style>
    <style:style style:name="T53" style:family="text">
      <style:text-properties officeooo:rsid="00912fbf"/>
    </style:style>
    <style:style style:name="T54" style:family="text">
      <style:text-properties officeooo:rsid="0092a053"/>
    </style:style>
    <style:style style:name="T55" style:family="text">
      <style:text-properties officeooo:rsid="00946a76"/>
    </style:style>
    <style:style style:name="T56" style:family="text">
      <style:text-properties officeooo:rsid="00969644"/>
    </style:style>
    <style:style style:name="T57" style:family="text">
      <style:text-properties fo:font-variant="normal" fo:text-transform="none" fo:color="#000000" loext:opacity="100%" style:font-name="Droid Arabic Naskh" fo:font-size="12pt" fo:letter-spacing="normal" fo:font-style="normal" fo:font-weight="normal" style:font-size-asian="12pt" style:font-style-asian="normal" style:font-weight-asian="normal" style:font-name-complex="Droid Arabic Naskh2" style:font-size-complex="12pt"/>
    </style:style>
    <style:style style:name="T58" style:family="text">
      <style:text-properties fo:font-variant="normal" fo:text-transform="none" fo:color="#000000" loext:opacity="100%" style:font-name="Droid Arabic Naskh" fo:font-size="12pt" fo:letter-spacing="normal" fo:font-style="normal" fo:font-weight="normal" officeooo:rsid="001f8305" style:font-size-asian="12pt" style:font-style-asian="normal" style:font-weight-asian="normal" style:font-name-complex="Droid Arabic Naskh2" style:font-size-complex="12pt" style:font-style-complex="normal" style:font-weight-complex="normal"/>
    </style:style>
    <style:style style:name="T59" style:family="text">
      <style:text-properties fo:font-variant="normal" fo:text-transform="none" fo:color="#000000" loext:opacity="100%" style:font-name="Droid Arabic Naskh" fo:font-size="12pt" fo:letter-spacing="normal" fo:font-style="normal" fo:font-weight="normal" officeooo:rsid="00b96dd9" style:font-size-asian="12pt" style:font-style-asian="normal" style:font-weight-asian="normal" style:font-name-complex="Droid Arabic Naskh2" style:font-size-complex="12pt" style:font-style-complex="normal" style:font-weight-complex="normal"/>
    </style:style>
    <style:style style:name="T60" style:family="text">
      <style:text-properties fo:font-variant="normal" fo:text-transform="none" fo:color="#000000" loext:opacity="100%" style:font-name="Droid Arabic Naskh" fo:font-size="12pt" fo:letter-spacing="normal" fo:font-style="normal" fo:font-weight="normal" officeooo:rsid="00baa04b" style:font-size-asian="12pt" style:font-style-asian="normal" style:font-weight-asian="normal" style:font-name-complex="Droid Arabic Naskh2" style:font-size-complex="12pt" style:font-style-complex="normal" style:font-weight-complex="normal"/>
    </style:style>
    <style:style style:name="T61" style:family="text">
      <style:text-properties fo:font-variant="normal" fo:text-transform="none" fo:color="#000000" loext:opacity="100%" style:font-name="Droid Arabic Naskh" fo:font-size="12pt" fo:letter-spacing="normal" fo:font-style="normal" fo:font-weight="normal" officeooo:rsid="001f8305" style:font-size-asian="12pt" style:font-style-asian="normal" style:font-weight-asian="normal" style:font-name-complex="Droid Arabic Naskh2" style:font-size-complex="12pt"/>
    </style:style>
    <style:style style:name="T62" style:family="text">
      <style:text-properties fo:font-variant="normal" fo:text-transform="none" fo:color="#000000" loext:opacity="100%" style:font-name="Droid Arabic Naskh" fo:font-size="12pt" fo:letter-spacing="normal" style:font-size-asian="12pt" style:font-name-complex="Droid Arabic Naskh2" style:font-size-complex="12pt" style:font-style-complex="normal" style:font-weight-complex="normal"/>
    </style:style>
    <style:style style:name="T63" style:family="text">
      <style:text-properties fo:font-variant="normal" fo:text-transform="none" fo:color="#000000" loext:opacity="100%" style:font-name="Droid Arabic Naskh" fo:font-size="12pt" fo:letter-spacing="normal" officeooo:rsid="001f8305" style:font-size-asian="12pt" style:font-name-complex="Droid Arabic Naskh2" style:font-size-complex="12pt" style:font-style-complex="normal" style:font-weight-complex="normal"/>
    </style:style>
    <style:style style:name="T64" style:family="text">
      <style:text-properties fo:font-variant="normal" fo:text-transform="none" fo:color="#000000" loext:opacity="100%" style:font-name="Droid Arabic Naskh" fo:font-size="12pt" fo:letter-spacing="normal" officeooo:rsid="00baa04b" style:font-size-asian="12pt" style:font-name-complex="Droid Arabic Naskh2" style:font-size-complex="12pt" style:font-style-complex="normal" style:font-weight-complex="normal"/>
    </style:style>
    <style:style style:name="T65" style:family="text">
      <style:text-properties fo:font-variant="normal" fo:text-transform="none" fo:color="#000000" loext:opacity="100%" style:font-name="Droid Arabic Naskh" fo:font-size="12pt" fo:letter-spacing="normal" fo:language="en" fo:country="US" fo:font-style="normal" fo:font-weight="normal" officeooo:rsid="001f8305" style:letter-kerning="false" style:font-name-asian="DejaVu Sans" style:font-size-asian="12pt" style:language-asian="en" style:country-asian="US" style:font-style-asian="normal" style:font-weight-asian="normal" style:font-name-complex="Droid Arabic Naskh2" style:font-size-complex="12pt" style:language-complex="ar" style:country-complex="SA"/>
    </style:style>
    <style:style style:name="T66" style:family="text">
      <style:text-properties fo:font-variant="normal" fo:text-transform="none" fo:color="#000000" loext:opacity="100%" style:font-name="Droid Arabic Naskh" fo:font-size="12pt" fo:letter-spacing="normal" fo:font-style="italic" officeooo:rsid="001f8305" style:font-size-asian="12pt" style:font-style-asian="italic" style:font-name-complex="Droid Arabic Naskh2" style:font-size-complex="12pt" style:font-style-complex="italic" style:font-weight-complex="normal"/>
    </style:style>
    <style:style style:name="T67" style:family="text">
      <style:text-properties fo:font-variant="normal" fo:text-transform="none" fo:color="#000000" loext:opacity="100%" style:font-name="Droid Arabic Naskh" fo:letter-spacing="normal" fo:font-style="normal" fo:font-weight="normal" style:font-size-asian="12pt" style:font-style-asian="normal" style:font-weight-asian="normal" style:font-name-complex="Droid Arabic Naskh2"/>
    </style:style>
    <style:style style:name="T68" style:family="text">
      <style:text-properties fo:font-variant="normal" fo:text-transform="none" fo:color="#000000" loext:opacity="100%" style:font-name="Droid Arabic Naskh" fo:letter-spacing="normal" fo:font-style="normal" fo:font-weight="normal" style:font-size-asian="12pt" style:font-style-asian="normal" style:font-weight-asian="normal" style:font-name-complex="Droid Arabic Naskh2" style:font-style-complex="normal" style:font-weight-complex="normal"/>
    </style:style>
    <style:style style:name="T69" style:family="text">
      <style:text-properties fo:font-variant="normal" fo:text-transform="none" fo:color="#000000" loext:opacity="100%" style:font-name="Droid Arabic Naskh" fo:letter-spacing="normal" fo:font-style="normal" fo:font-weight="normal" officeooo:rsid="001f8305" style:font-size-asian="12pt" style:font-style-asian="normal" style:font-weight-asian="normal" style:font-name-complex="Droid Arabic Naskh2" style:font-style-complex="normal" style:font-weight-complex="normal"/>
    </style:style>
    <style:style style:name="T70" style:family="text">
      <style:text-properties fo:font-variant="normal" fo:text-transform="none" fo:color="#000000" loext:opacity="100%" style:font-name="Droid Arabic Naskh" fo:letter-spacing="normal" fo:font-style="normal" fo:font-weight="normal" officeooo:rsid="001f8305" style:font-size-asian="12pt" style:font-style-asian="normal" style:font-weight-asian="normal" style:font-name-complex="Droid Arabic Naskh2"/>
    </style:style>
    <style:style style:name="T71" style:family="text">
      <style:text-properties fo:font-variant="normal" fo:text-transform="none" fo:color="#000000" loext:opacity="100%" style:font-name="Droid Arabic Naskh" fo:letter-spacing="normal" style:font-size-asian="12pt" style:font-name-complex="Droid Arabic Naskh2" style:font-style-complex="normal" style:font-weight-complex="normal"/>
    </style:style>
    <style:style style:name="T72" style:family="text">
      <style:text-properties fo:font-variant="normal" fo:text-transform="none" fo:color="#000000" loext:opacity="100%" style:font-name="Droid Arabic Naskh" fo:letter-spacing="normal" officeooo:rsid="001f8305" style:font-size-asian="12pt" style:font-name-complex="Droid Arabic Naskh2" style:font-style-complex="normal" style:font-weight-complex="normal"/>
    </style:style>
    <style:style style:name="T73" style:family="text">
      <style:text-properties fo:font-variant="normal" fo:text-transform="none" fo:color="#000000" loext:opacity="100%" style:font-name="Droid Arabic Naskh" fo:letter-spacing="normal" officeooo:rsid="00b8805d" style:font-size-asian="12pt" style:font-name-complex="Droid Arabic Naskh2" style:font-style-complex="normal" style:font-weight-complex="normal"/>
    </style:style>
    <style:style style:name="T74" style:family="text">
      <style:text-properties fo:font-variant="normal" fo:text-transform="none" fo:color="#000000" loext:opacity="100%" style:font-name="Droid Arabic Naskh" fo:letter-spacing="normal" officeooo:rsid="00bc8a0b" style:font-size-asian="12pt" style:font-name-complex="Droid Arabic Naskh2" style:font-style-complex="normal" style:font-weight-complex="normal"/>
    </style:style>
    <style:style style:name="T75" style:family="text">
      <style:text-properties fo:font-variant="normal" fo:text-transform="none" fo:color="#000000" loext:opacity="100%" style:font-name="Droid Arabic Naskh" fo:letter-spacing="normal" officeooo:rsid="00bca518" style:font-size-asian="12pt" style:font-name-complex="Droid Arabic Naskh2" style:font-style-complex="normal" style:font-weight-complex="normal"/>
    </style:style>
    <style:style style:name="T76" style:family="text">
      <style:text-properties fo:font-variant="normal" fo:text-transform="none" style:font-name="Droid Arabic Naskh" fo:font-size="12pt" fo:letter-spacing="normal" style:font-size-asian="12pt" style:font-name-complex="Droid Arabic Naskh2" style:font-size-complex="12pt" style:font-style-complex="normal" style:font-weight-complex="normal"/>
    </style:style>
    <style:style style:name="T77" style:family="text">
      <style:text-properties fo:font-variant="normal" fo:text-transform="none" style:font-name="Droid Arabic Naskh" fo:font-size="12pt" fo:letter-spacing="normal" officeooo:rsid="001f8305" style:font-size-asian="12pt" style:font-name-complex="Droid Arabic Naskh2" style:font-size-complex="12pt" style:font-style-complex="normal" style:font-weight-complex="normal"/>
    </style:style>
    <style:style style:name="T78" style:family="text">
      <style:text-properties fo:font-variant="normal" fo:text-transform="none" style:font-name="Droid Arabic Naskh" fo:font-size="12pt" fo:letter-spacing="normal" officeooo:rsid="00baa04b" style:font-size-asian="12pt" style:font-name-complex="Droid Arabic Naskh2" style:font-size-complex="12pt" style:font-style-complex="normal" style:font-weight-complex="normal"/>
    </style:style>
    <style:style style:name="T79" style:family="text">
      <style:text-properties fo:font-variant="normal" fo:text-transform="none" style:font-name="Droid Arabic Naskh" fo:font-size="12pt" fo:letter-spacing="normal" officeooo:rsid="00bca518" style:font-size-asian="12pt" style:font-name-complex="Droid Arabic Naskh2" style:font-size-complex="12pt" style:font-style-complex="normal" style:font-weight-complex="normal"/>
    </style:style>
    <style:style style:name="T80" style:family="text">
      <style:text-properties fo:font-variant="normal" fo:text-transform="none" style:font-name="Droid Arabic Naskh" fo:font-size="12pt" fo:letter-spacing="normal" fo:font-style="normal" fo:font-weight="normal" style:font-size-asian="12pt" style:font-style-asian="normal" style:font-weight-asian="normal" style:font-name-complex="Droid Arabic Naskh2" style:font-size-complex="12pt"/>
    </style:style>
    <style:style style:name="T81" style:family="text">
      <style:text-properties fo:font-variant="normal" fo:text-transform="none" style:font-name="Droid Arabic Naskh" fo:font-size="12pt" fo:letter-spacing="normal" fo:font-style="normal" fo:font-weight="normal" officeooo:rsid="001f8305" style:font-size-asian="12pt" style:font-style-asian="normal" style:font-weight-asian="normal" style:font-name-complex="Droid Arabic Naskh2" style:font-size-complex="12pt" style:font-style-complex="normal" style:font-weight-complex="normal"/>
    </style:style>
    <style:style style:name="T82" style:family="text">
      <style:text-properties fo:font-variant="normal" fo:text-transform="none" style:font-name="Droid Arabic Naskh" fo:font-size="12pt" fo:letter-spacing="normal" fo:font-style="normal" fo:font-weight="normal" officeooo:rsid="00b96dd9" style:font-size-asian="12pt" style:font-style-asian="normal" style:font-weight-asian="normal" style:font-name-complex="Droid Arabic Naskh2" style:font-size-complex="12pt" style:font-style-complex="normal" style:font-weight-complex="normal"/>
    </style:style>
    <style:style style:name="T83" style:family="text">
      <style:text-properties fo:font-variant="normal" fo:text-transform="none" style:font-name="Droid Arabic Naskh" fo:font-size="12pt" fo:letter-spacing="normal" fo:font-style="normal" fo:font-weight="normal" officeooo:rsid="00baa04b" style:font-size-asian="12pt" style:font-style-asian="normal" style:font-weight-asian="normal" style:font-name-complex="Droid Arabic Naskh2" style:font-size-complex="12pt" style:font-style-complex="normal" style:font-weight-complex="normal"/>
    </style:style>
    <style:style style:name="T84" style:family="text">
      <style:text-properties fo:font-variant="normal" fo:text-transform="none" style:font-name="Droid Arabic Naskh" fo:font-size="12pt" fo:letter-spacing="normal" fo:font-style="normal" fo:font-weight="normal" officeooo:rsid="001f8305" style:font-size-asian="12pt" style:font-style-asian="normal" style:font-weight-asian="normal" style:font-name-complex="Droid Arabic Naskh2" style:font-size-complex="12pt"/>
    </style:style>
    <style:style style:name="T85" style:family="text">
      <style:text-properties fo:font-variant="normal" fo:text-transform="none" style:font-name="Droid Arabic Naskh" fo:font-size="12pt" fo:letter-spacing="normal" fo:language="en" fo:country="US" fo:font-style="normal" fo:font-weight="normal" officeooo:rsid="001f8305" style:letter-kerning="false" style:font-name-asian="DejaVu Sans" style:font-size-asian="12pt" style:language-asian="en" style:country-asian="US" style:font-style-asian="normal" style:font-weight-asian="normal" style:font-name-complex="Droid Arabic Naskh2" style:font-size-complex="12pt" style:language-complex="ar" style:country-complex="SA"/>
    </style:style>
    <style:style style:name="T86" style:family="text">
      <style:text-properties fo:font-variant="normal" fo:text-transform="none" style:font-name="Droid Arabic Naskh" fo:font-size="12pt" fo:letter-spacing="normal" fo:font-style="italic" officeooo:rsid="001f8305" style:font-size-asian="12pt" style:font-style-asian="italic" style:font-name-complex="Droid Arabic Naskh2" style:font-size-complex="12pt" style:font-style-complex="italic" style:font-weight-complex="normal"/>
    </style:style>
    <style:style style:name="T87" style:family="text">
      <style:text-properties fo:font-variant="normal" fo:text-transform="none" style:font-name="Droid Arabic Naskh" fo:letter-spacing="normal" fo:font-style="normal" fo:font-weight="normal" style:font-size-asian="12pt" style:font-style-asian="normal" style:font-weight-asian="normal" style:font-name-complex="Droid Arabic Naskh2"/>
    </style:style>
    <style:style style:name="T88" style:family="text">
      <style:text-properties fo:font-variant="normal" fo:text-transform="none" style:font-name="Droid Arabic Naskh" fo:letter-spacing="normal" fo:font-style="normal" fo:font-weight="normal" style:font-size-asian="12pt" style:font-style-asian="normal" style:font-weight-asian="normal" style:font-name-complex="Droid Arabic Naskh2" style:font-style-complex="normal" style:font-weight-complex="normal"/>
    </style:style>
    <style:style style:name="T89" style:family="text">
      <style:text-properties fo:font-variant="normal" fo:text-transform="none" style:font-name="Droid Arabic Naskh" fo:letter-spacing="normal" fo:font-style="normal" fo:font-weight="normal" officeooo:rsid="001f8305" style:font-size-asian="12pt" style:font-style-asian="normal" style:font-weight-asian="normal" style:font-name-complex="Droid Arabic Naskh2" style:font-style-complex="normal" style:font-weight-complex="normal"/>
    </style:style>
    <style:style style:name="T90" style:family="text">
      <style:text-properties fo:font-variant="normal" fo:text-transform="none" style:font-name="Droid Arabic Naskh" fo:letter-spacing="normal" fo:font-style="normal" fo:font-weight="normal" officeooo:rsid="001f8305" style:font-size-asian="12pt" style:font-style-asian="normal" style:font-weight-asian="normal" style:font-name-complex="Droid Arabic Naskh2"/>
    </style:style>
    <style:style style:name="T91" style:family="text">
      <style:text-properties fo:font-variant="normal" fo:text-transform="none" style:font-name="Droid Arabic Naskh" fo:letter-spacing="normal" style:font-size-asian="12pt" style:font-name-complex="Droid Arabic Naskh2" style:font-style-complex="normal" style:font-weight-complex="normal"/>
    </style:style>
    <style:style style:name="T92" style:family="text">
      <style:text-properties fo:font-variant="normal" fo:text-transform="none" style:font-name="Droid Arabic Naskh" fo:letter-spacing="normal" officeooo:rsid="001f8305" style:font-size-asian="12pt" style:font-name-complex="Droid Arabic Naskh2" style:font-style-complex="normal" style:font-weight-complex="normal"/>
    </style:style>
    <style:style style:name="T93" style:family="text">
      <style:text-properties fo:font-variant="normal" fo:text-transform="none" style:font-name="Droid Arabic Naskh" fo:letter-spacing="normal" officeooo:rsid="00b8805d" style:font-size-asian="12pt" style:font-name-complex="Droid Arabic Naskh2" style:font-style-complex="normal" style:font-weight-complex="normal"/>
    </style:style>
    <style:style style:name="T94" style:family="text">
      <style:text-properties fo:font-variant="normal" fo:text-transform="none" style:font-name="Droid Arabic Naskh" fo:letter-spacing="normal" officeooo:rsid="00bc8a0b" style:font-size-asian="12pt" style:font-name-complex="Droid Arabic Naskh2" style:font-style-complex="normal" style:font-weight-complex="normal"/>
    </style:style>
    <style:style style:name="T95" style:family="text">
      <style:text-properties fo:font-variant="normal" fo:text-transform="none" style:font-name="Droid Arabic Naskh" fo:letter-spacing="normal" officeooo:rsid="00bca518" style:font-size-asian="12pt" style:font-name-complex="Droid Arabic Naskh2" style:font-style-complex="normal" style:font-weight-complex="normal"/>
    </style:style>
    <style:style style:name="T96" style:family="text">
      <style:text-properties style:font-name="Droid Arabic Naskh1" fo:font-size="12pt" officeooo:rsid="00104075" style:font-size-asian="10.5pt" style:font-name-complex="Droid Arabic Naskh1" style:font-size-complex="12pt"/>
    </style:style>
    <style:style style:name="T97" style:family="text">
      <style:text-properties style:font-name="Droid Arabic Naskh1" fo:font-size="12pt" officeooo:rsid="00128925" style:font-size-asian="10.5pt" style:font-name-complex="Droid Arabic Naskh1" style:font-size-complex="12pt"/>
    </style:style>
    <style:style style:name="T98" style:family="text">
      <style:text-properties style:font-name="Droid Arabic Naskh1" fo:font-size="12pt" officeooo:rsid="00c6cab2" style:font-size-asian="10.5pt" style:font-name-complex="Droid Arabic Naskh1" style:font-size-complex="12pt"/>
    </style:style>
  </office:automatic-styles>
  <office:body>
    <office:text text:use-soft-page-breaks="true">
      <text:tracked-changes>
        <text:changed-region xml:id="ct94043635802112" text:id="ct94043635802112">
          <text:deletion>
            <office:change-info>
              <dc:creator>Unknown Author</dc:creator>
              <dc:date>2021-04-07T20:58:02</dc:date>
            </office:change-info>
            <text:p text:style-name="P1"><text:span text:style-name="T96">بَيْتٌ: </text:span><text:span text:style-name="T97">rumah</text:span></text:p>
            <text:p text:style-name="P2">مَسْجِدٌ: <text:span text:style-name="T1">masjid</text:span></text:p>
            <text:p text:style-name="P3">بَابٌ: <text:span text:style-name="T1">pintu</text:span></text:p>
            <text:p text:style-name="P3">كِتَابٌ: <text:span text:style-name="T1">buku bacaan</text:span></text:p>
            <text:p text:style-name="P3">قَلَمٌ: <text:span text:style-name="T1">pena</text:span></text:p>
            <text:p text:style-name="P3">مِفْتاحٌ: <text:span text:style-name="T1">kunci</text:span></text:p>
            <text:p text:style-name="P3">مَكْتَبٌ: <text:span text:style-name="T1">meja</text:span></text:p>
            <text:p text:style-name="P3">سَرِيرٌ: <text:span text:style-name="T2">ranjang</text:span></text:p>
            <text:p text:style-name="P3">كُرْسِيٌّ: <text:span text:style-name="T2">kursi</text:span></text:p>
            <text:p text:style-name="P4">قَمِيصٌ: <text:span text:style-name="T2">baju</text:span></text:p>
            <text:p text:style-name="P4">مَطْبَخٌ: <text:span text:style-name="T2">dapur</text:span></text:p>
            <text:p text:style-name="P4">حَمَّامٌ: <text:span text:style-name="T3">kamar mandi</text:span></text:p>
            <text:p text:style-name="P4">فَصْلٌ: <text:span text:style-name="T3">kelas</text:span></text:p>
            <text:p text:style-name="P4">مَيْدَانٌ: <text:span text:style-name="T3">lapangan</text:span></text:p>
            <text:p text:style-name="P4">مُجَفَّفٌ: <text:span text:style-name="T3">jemuran</text:span></text:p>
            <text:p text:style-name="P4">مُمَرِّضٌ: <text:span text:style-name="T3">perawat</text:span></text:p>
            <text:p text:style-name="P4">مُؤَذِّنٌ: <text:span text:style-name="T3">pengazan</text:span></text:p>
            <text:p text:style-name="P4">حَدِيقَةٌ: <text:span text:style-name="T3">kebun</text:span></text:p>
            <text:p text:style-name="P4">بَطَّةٌ: <text:span text:style-name="T3">itik </text:span><text:span text:style-name="T4">betina</text:span></text:p>
            <text:p text:style-name="P4">بَيْضَةٌ: <text:span text:style-name="T3">telur</text:span></text:p>
            <text:p text:style-name="P5">لُغَةٌ: <text:span text:style-name="T5">bahasa</text:span></text:p>
            <text:p text:style-name="P5">طَائِرٌ: <text:span text:style-name="T5">burung</text:span></text:p>
            <text:p text:style-name="P6">غَضْبانُ: <text:span text:style-name="T5">pemarah</text:span></text:p>
            <text:p text:style-name="P6">كَسْلانُ: <text:span text:style-name="T5">pemalas</text:span></text:p>
            <text:p text:style-name="P6">حَخَرٌ: <text:span text:style-name="T5">batu</text:span></text:p>
            <text:p text:style-name="P6">سُكَّرٌ: <text:span text:style-name="T5">gula</text:span></text:p>
            <text:p text:style-name="P7">كُوبٌ: <text:span text:style-name="T5">gelas</text:span></text:p>
            <text:p text:style-name="P7">لَبَنٌ: <text:span text:style-name="T5">susu</text:span></text:p>
            <text:p text:style-name="P8">لَذِيذٌ: <text:span text:style-name="T5">lezat</text:span></text:p>
            <text:p text:style-name="P8">بَارِدٌ: <text:span text:style-name="T5">dingin</text:span></text:p>
            <text:p text:style-name="P8">حَارٌّ: <text:span text:style-name="T5">panas</text:span></text:p>
            <text:p text:style-name="P9">جَمِيلٌ: <text:span text:style-name="T5">indah / bagus</text:span></text:p>
            <text:p text:style-name="P9">قَبِيحٌ: <text:span text:style-name="T5">jelek</text:span></text:p>
            <text:p text:style-name="P9">قَوِيٌّ: <text:span text:style-name="T5">kuat</text:span></text:p>
            <text:p text:style-name="P9">قَرِيبٌ: <text:span text:style-name="T5">dekat</text:span></text:p>
            <text:p text:style-name="P9">بَعِيدٌ: <text:span text:style-name="T5">jauh</text:span></text:p>
            <text:p text:style-name="P9">طَوِيلٌ: <text:span text:style-name="T5">panjang</text:span></text:p>
            <text:p text:style-name="P9">قَصِيرٌ: <text:span text:style-name="T5">pendek</text:span></text:p>
            <text:p text:style-name="P9">مَكْسُورٌ: <text:span text:style-name="T5">patah</text:span></text:p>
            <text:p text:style-name="P9">ثَلَّاجَةٌ: <text:span text:style-name="T5">kulkas</text:span></text:p>
            <text:p text:style-name="P10">مِلْعَقَةٌ: <text:span text:style-name="T6">sendok</text:span></text:p>
            <text:p text:style-name="P10">وِسَادَةٌ: <text:span text:style-name="T6">bantal</text:span></text:p>
            <text:p text:style-name="P10">خِزَانَةٌ: <text:span text:style-name="T6">lemari</text:span></text:p>
            <text:p text:style-name="P10">نَافِذَةٌ: <text:span text:style-name="T6">jendela</text:span></text:p>
            <text:p text:style-name="P10">سَاعَةٌ: <text:span text:style-name="T6">jam</text:span></text:p>
            <text:p text:style-name="P10">جِدَارٌ: <text:span text:style-name="T6">dinding</text:span></text:p>
            <text:p text:style-name="P10">مِكْوَاةٌ: <text:span text:style-name="T6">setrika</text:span></text:p>
            <text:p text:style-name="P10">دَرَّاجَةٌ: <text:span text:style-name="T6">sepeda/motor</text:span></text:p>
            <text:p text:style-name="P10">دَجَّاجَةٌ: <text:span text:style-name="T6">ayam betina</text:span></text:p>
            <text:p text:style-name="P10">زُبالَةٌ: <text:span text:style-name="T6">sampah</text:span></text:p>
            <text:p text:style-name="P10">مَزْبَلَةٌ: <text:span text:style-name="T6">tempat sampah</text:span></text:p>
            <text:p text:style-name="P10">مِكْنَسَةٌ: <text:span text:style-name="T6">sapu</text:span></text:p>
            <text:p text:style-name="P10">مِمْسَحَةٌ: <text:span text:style-name="T6">penghapus</text:span></text:p>
            <text:p text:style-name="P10">مِجْرَفَةٌ:<text:span text:style-name="T6"> sekop</text:span></text:p>
            <text:p text:style-name="P10">رَأْسٌ: <text:span text:style-name="T6">kepala</text:span></text:p>
            <text:p text:style-name="P10">شَعْرٌ: <text:span text:style-name="T6">rambut</text:span></text:p>
            <text:p text:style-name="P11">رِجْلٌ: kaki</text:p>
            <text:p text:style-name="P11">عَيْنٌ: mata</text:p>
            <text:p text:style-name="P11">أَنْفٌ: hidung</text:p>
            <text:p text:style-name="P12">أُذُنٌ: <text:span text:style-name="T8">telinga</text:span></text:p>
            <text:p text:style-name="P12">بَطْنٌ: <text:span text:style-name="T8">perut</text:span></text:p>
            <text:p text:style-name="P12">فَمٌ: <text:span text:style-name="T8">mulut</text:span></text:p>
            <text:p text:style-name="P12">لِسانٌ: <text:span text:style-name="T8">lidah</text:span></text:p>
            <text:p text:style-name="P12">سِنٌّ: <text:span text:style-name="T8">gigi</text:span></text:p>
            <text:p text:style-name="P12">ظَهْرٌ: <text:span text:style-name="T8">punggung</text:span></text:p>
            <text:p text:style-name="P12">شَفَةٌ: <text:span text:style-name="T8">bibir</text:span></text:p>
            <text:p text:style-name="P12">صَدْرٌ: <text:span text:style-name="T8">dada</text:span></text:p>
            <text:p text:style-name="P12">يَدٌ: <text:span text:style-name="T8">tangan</text:span></text:p>
            <text:p text:style-name="P12">إصْبَعٌ: <text:span text:style-name="T8">jari</text:span></text:p>
            <text:p text:style-name="P12">جَلَسَ -يَجْلِسُ: <text:span text:style-name="T8">duduk</text:span></text:p>
            <text:p text:style-name="P12">دَخَلَ -يَدْخُلُ: <text:span text:style-name="T8">masuk</text:span></text:p>
            <text:p text:style-name="P12">طَبَخَ - يَطْبَخُ: <text:span text:style-name="T8">memasak</text:span></text:p>
            <text:p text:style-name="P12">لَعِبَ - يَلْعَبُ: <text:span text:style-name="T8">bermain</text:span></text:p>
            <text:p text:style-name="P12">أَكَلَ - يَأكُلُ: <text:span text:style-name="T8">makan</text:span></text:p>
            <text:p text:style-name="P12">شَرِبَ - يَشْرَبُ: <text:span text:style-name="T8">minum</text:span></text:p>
            <text:p text:style-name="P13">نَامَ - يَنَامُ: <text:span text:style-name="T8">tidur</text:span></text:p>
            <text:p text:style-name="P14">قَا<text:span text:style-name="T7">مَ - يَقُومُ: </text:span><text:span text:style-name="T8">bangkit</text:span></text:p>
            <text:p text:style-name="P15">ضَرَبَ - يَضْرَبُ: <text:span text:style-name="T8">memukul</text:span></text:p>
            <text:p text:style-name="P15">اِشْتَرَى – يَشْتَرِي: <text:span text:style-name="T8">membeli</text:span></text:p>
            <text:p text:style-name="P16">غَسَلَ - يَغْسِلُ: <text:span text:style-name="T10">mencuci</text:span></text:p>
            <text:p text:style-name="P16">اِغْتَسَلَ - يَغْتَسِلُ: <text:span text:style-name="T10">mandi</text:span></text:p>
            <text:p text:style-name="P16">مَسَحَ - يَمْسَحُ: <text:span text:style-name="T10">mengusap</text:span></text:p>
            <text:p text:style-name="P16">أخَذَ <text:s/>- يَأخُذُ: <text:span text:style-name="T10">mengambil</text:span></text:p>
            <text:p text:style-name="P17">وَضَعَ - يَضَعُ: <text:span text:style-name="T10">me</text:span><text:span text:style-name="T11">letakkan</text:span></text:p>
            <text:p text:style-name="P17">سَتَرَ - يَسْتُرُ: <text:span text:style-name="T11">menutup</text:span></text:p>
            <text:p text:style-name="P17">قَطَفَ - يَقْطِفُ: <text:span text:style-name="T11">memetik</text:span></text:p>
            <text:p text:style-name="P17">اِسْتَعْمَلَ - يَسْتَعْ<text:span text:style-name="T9">مِ</text:span>لُ: <text:span text:style-name="T11">memakai</text:span></text:p>
            <text:p text:style-name="P18">لَبِسَ - يَلْبَسُ: <text:span text:style-name="T11">memakai (baju)</text:span></text:p>
            <text:p text:style-name="P18">جَفَّفَ - يُجَفِّفُ: <text:span text:style-name="T11">menjemur / mengeringkan</text:span></text:p>
            <text:p text:style-name="P19">طَوَى – يَطْوِي: <text:span text:style-name="T11">melipat</text:span></text:p>
            <text:p text:style-name="P20">ضَحِكَ - يَضْحَكُ: <text:span text:style-name="T13">tertawa</text:span></text:p>
            <text:p text:style-name="P21">بَكَى – يَبْكِي: <text:span text:style-name="T13">menangis</text:span></text:p>
            <text:p text:style-name="P21">بَقِيَ - يَبْق<text:span text:style-name="T12">ِي: </text:span><text:span text:style-name="T13">tersisa</text:span></text:p>
            <text:p text:style-name="P21">دَلَّكَ - يُدَلِّكُ: <text:span text:style-name="T13">memijat</text:span></text:p>
            <text:p text:style-name="P22">جَرَى – يَجْرِي: <text:span text:style-name="T13">berlari</text:span></text:p>
            <text:p text:style-name="P23">مَشَى – يَمْشِي: <text:span text:style-name="T13">berjalan</text:span></text:p>
            <text:p text:style-name="P23">مَزَحَ - يَمْزَحُ: <text:span text:style-name="T13">bercanda</text:span></text:p>
            <text:p text:style-name="P24">عَلَّقَ - يُعَلِّقُ: <text:span text:style-name="T13">menggantungkan</text:span></text:p>
            <text:p text:style-name="P24">فَرِحَ - يَفْرَحُ: <text:span text:style-name="T13">senang</text:span></text:p>
            <text:p text:style-name="P24">حَزِنَ - يَحْزَنُ: <text:span text:style-name="T13">sedih</text:span></text:p>
            <text:p text:style-name="P25">مَرِضَ - يَمْرَضُ: <text:span text:style-name="T14">sakit</text:span></text:p>
            <text:p text:style-name="P25">رَمَى – يَرْمِي: <text:span text:style-name="T14">membuang / melempar</text:span></text:p>
            <text:p text:style-name="P25">مَفْقُودٌ: <text:span text:style-name="T14">hilang</text:span></text:p>
            <text:p text:style-name="P25">رَاجَعَ - يُرَاجِعُ: <text:span text:style-name="T14">mengulang pelajaran</text:span></text:p>
            <text:p text:style-name="P25">حَفِظَ - يَحْفَظُ: <text:span text:style-name="T14">menghafal</text:span></text:p>
            <text:p text:style-name="P25">رِيَاضِيَّاتٌ: <text:span text:style-name="T14">matematika</text:span></text:p>
            <text:p text:style-name="P25">رِيَاضَةٌ: <text:span text:style-name="T14">olahraga</text:span></text:p>
            <text:p text:style-name="P25">سَمَّعَ - يُسَمِّعُ: <text:span text:style-name="T14">memperdengarkan / menyetor hafalan</text:span></text:p>
            <text:p text:style-name="P25">حَمَلَ - يَحْمِلُ: <text:span text:style-name="T14">membawa</text:span></text:p>
            <text:p text:style-name="P25">رَفَسَ - يَرْفُسُ: <text:span text:style-name="T14">menendang</text:span></text:p>
            <text:p text:style-name="P26">فَتَحَ - يَفْتَحُ: <text:span text:style-name="T15">membuka</text:span></text:p>
            <text:p text:style-name="P26">أغْلَقَ - يُغْلِقُ: <text:span text:style-name="T15">menutup</text:span></text:p>
            <text:p text:style-name="P26">أشْعَلَ - يُشْعِلُ: <text:span text:style-name="T15">menyalakan</text:span></text:p>
            <text:p text:style-name="P26">أطْفَأَ - يُطْفِئُ: <text:span text:style-name="T15">mematikan</text:span></text:p>
            <text:p text:style-name="P26">قَطَعَ - يَقْطَعُ: <text:span text:style-name="T15">memotong</text:span></text:p>
            <text:p text:style-name="P26">سَاعَدَ - يُسَاعِدُ: <text:span text:style-name="T15">menolong</text:span></text:p>
            <text:p text:style-name="P26">بَدَّلَ - يُبَدِّلُ: <text:span text:style-name="T15">mengganti</text:span></text:p>
            <text:p text:style-name="P26">رَفَعَ - يَرْفَعُ: <text:span text:style-name="T15">mengangkat</text:span></text:p>
            <text:p text:style-name="P26">رَبَطَ - يَرْبِطُ: <text:span text:style-name="T15">mengikat</text:span></text:p>
            <text:p text:style-name="P26">حَبْلٌ: <text:span text:style-name="T15">tali</text:span></text:p>
            <text:p text:style-name="P27">رَائِحَةٌ: <text:span text:style-name="T17">aroma</text:span></text:p>
            <text:p text:style-name="P28">زَحْزَحَ - يُزَحْزِحُ: <text:span text:style-name="T16">bergeser</text:span></text:p>
            <text:p text:style-name="P29">مُوقِدٌ: <text:span text:style-name="T17">kompor</text:span></text:p>
            <text:p text:style-name="P29">طَبْقٌ: <text:span text:style-name="T17">nampan</text:span></text:p>
            <text:p text:style-name="P29">سِكِّينٌ: <text:span text:style-name="T17">pisau</text:span></text:p>
            <text:p text:style-name="P29">بَصَلٌ: <text:span text:style-name="T17">bawang merah</text:span></text:p>
            <text:p text:style-name="P30">ثَومٌ: <text:span text:style-name="T17">bawang putih</text:span></text:p>
            <text:p text:style-name="P30">مِقْلاةُ: <text:span text:style-name="T17">kuwali</text:span></text:p>
            <text:p text:style-name="P30">زَيْتٌ: <text:span text:style-name="T17">minyak</text:span></text:p>
            <text:p text:style-name="P30">إبْرِيقٌ: <text:span text:style-name="T17">ceret</text:span></text:p>
            <text:p text:style-name="P30">قَارُورَةٌ: <text:span text:style-name="T17">botol</text:span></text:p>
            <text:p text:style-name="P30">كُرْكُمٌ: <text:span text:style-name="T17">kunyit</text:span></text:p>
            <text:p text:style-name="P30">زَنْجَبِيلٌ: <text:span text:style-name="T17">jahe</text:span></text:p>
            <text:p text:style-name="P31">مِخْلاطٌ: <text:span text:style-name="T17">blender</text:span></text:p>
            <text:p text:style-name="P31">بَطَاطِسُ: <text:span text:style-name="T17">kentang</text:span></text:p>
            <text:p text:style-name="P31">خِيَّارٌ: <text:span text:style-name="T17">mentimun</text:span></text:p>
            <text:p text:style-name="P31">بَاذِنْجَانٌ: <text:span text:style-name="T17">terong</text:span></text:p>
            <text:p text:style-name="P31">صَنَعَ - يَصْنَعُ: <text:span text:style-name="T17">membuat</text:span></text:p>
            <text:p text:style-name="P31"/>
            <text:p text:style-name="P31"/>
            <text:p text:style-name="P31"/>
            <text:p text:style-name="P32">---------------الألوان---------------</text:p>
            <text:p text:style-name="P33">أسْوَدُ - سَوْدا<text:span text:style-name="T18">ءُ: </text:span><text:span text:style-name="T21">hitam</text:span></text:p>
            <text:p text:style-name="P34">أبْيَضُ - بَيْضَاء: <text:span text:style-name="T22">putih</text:span></text:p>
            <text:p text:style-name="P34">أصْفَرُ - صَفْرَاء<text:span text:style-name="T19">ُ: </text:span><text:span text:style-name="T22">kuning</text:span></text:p>
            <text:p text:style-name="P35">أخْضَرُ - خَضْرَاءُ: <text:span text:style-name="T22">hijau</text:span></text:p>
            <text:p text:style-name="P35">أحْمَرُ - حَمْرَاءُ: <text:span text:style-name="T22">merah</text:span></text:p>
            <text:p text:style-name="P35">أزْر<text:span text:style-name="T20">َقُ - زَرْقَاءُ: </text:span><text:span text:style-name="T22">biru</text:span></text:p>
            <text:p text:style-name="P32">بُنِّيٌّ - بُنِّيَّةٌ: <text:span text:style-name="T22">cokelat</text:span></text:p>
            <text:p text:style-name="P32">بُرْتُقَالِيُّ - بُرْتُقَالِيَّةٌ: <text:span text:style-name="T22">oranye</text:span></text:p>
            <text:p text:style-name="P32">فَارَنْقُلِيٌّ - فَارَنْقُلِيَّةٌ: <text:span text:style-name="T22">pink</text:span></text:p>
            <text:p text:style-name="P32">أرْجُوَانِيٌّ - أرْجُوَانِيَّةٌ: <text:span text:style-name="T22">ungu</text:span></text:p>
            <text:p text:style-name="P36">بَاجٌ: <text:span text:style-name="T22">abu-abu</text:span></text:p>
            <text:p text:style-name="P32">--------------------------------------</text:p>
            <text:p text:style-name="P36">بَاعَ - يَبِيعُ: <text:span text:style-name="T22">menjual</text:span></text:p>
            <text:p text:style-name="P36">احْتَر<text:span text:style-name="T22">مَ</text:span> - يَحْتَرِ<text:span text:style-name="T22">مَ</text:span>: <text:span text:style-name="T23">menghormati</text:span></text:p>
            <text:p text:style-name="P36">طَابُورٌ: <text:span text:style-name="T23">antrian</text:span></text:p>
            <text:p text:style-name="P36">مِلْحٌ: <text:span text:style-name="T23">garam</text:span></text:p>
            <text:p text:style-name="P37">ظَنَّ - يَظُنُّ: <text:span text:style-name="T23">mengira</text:span></text:p>
            <text:p text:style-name="P38"><text:s/>أرْسَلَ - يُرْسِلُ <text:span text:style-name="T24">إلَى</text:span>: <text:span text:style-name="T25">mengirim</text:span></text:p>
            <text:p text:style-name="P38">افْتَقَرَ - يَفْتَقِرُ إلَى: <text:span text:style-name="T25">membutuhkan</text:span></text:p>
            <text:p text:style-name="P39">نَظَرَ - يَنْظُرُ إلى: <text:span text:style-name="T25">melihat</text:span></text:p>
            <text:p text:style-name="P39">ب<text:span text:style-name="T25">َ</text:span>ح<text:span text:style-name="T25">َ</text:span>ث<text:span text:style-name="T25">َ</text:span> – ي<text:span text:style-name="T25">َ</text:span>ب<text:span text:style-name="T25">ْ</text:span>ح<text:span text:style-name="T25">َ</text:span>ث<text:span text:style-name="T25">َ</text:span> ع<text:span text:style-name="T25">َ</text:span>ن<text:span text:style-name="T25">ْ</text:span>: <text:span text:style-name="T25">mencari</text:span></text:p>
            <text:p text:style-name="P39">بَحَثَ - يَبْحَثُ فِى: <text:span text:style-name="T25">membahas</text:span></text:p>
            <text:p text:style-name="P39">اِنْتَهَى – يَنْتَهِى مِنْ: <text:span text:style-name="T25">selesai</text:span></text:p>
            <text:p text:style-name="P39">اِشْتَاق – يَشْتَاق إِلَى: <text:span text:style-name="T25">rindu</text:span></text:p>
            <text:p text:style-name="P40">...اِسْتَوعَبَ - يَسْتَوْعِبُ بِ<text:span text:style-name="T26">ـ</text:span>: menampung</text:p>
            <text:p text:style-name="P40">رَغِبَ - يَرْغَبُ فِي: mencintai</text:p>
            <text:p text:style-name="P40">رَغِبَ - يَرْغَبُ عَنْ: membenci</text:p>
            <text:p text:style-name="P41">دَعَا – يَدْعُو <text:span text:style-name="T27">لِـ : </text:span><text:span text:style-name="T29">berdoa kebaikan </text:span></text:p>
            <text:p text:style-name="P42"><text:tab/><text:tab/>untuk seseorang</text:p>
            <text:p text:style-name="P41">دَعَا – يَدْعُو <text:span text:style-name="T28">عَلَى: </text:span><text:span text:style-name="T29">berdoa keburukan </text:span></text:p>
            <text:p text:style-name="P42"><text:tab/><text:tab/> <text:s text:c="3"/>untuk seseorang</text:p>
            <text:p text:style-name="P44">تَرَكَ - يَتْرُكُ: <text:span text:style-name="T29">meninggalkan</text:span></text:p>
            <text:p text:style-name="P45">قَلَى – يَقْلِي: <text:span text:style-name="T29">menggoreng</text:span></text:p>
            <text:p text:style-name="P45">سَلَقَ - يَسْلِقُ: <text:span text:style-name="T29">merebus</text:span></text:p>
            <text:p text:style-name="P45">تَجَادَلَ - يَتَجَادَلُ: <text:span text:style-name="T29">bertengkar (mulut)</text:span></text:p>
            <text:p text:style-name="P43">..اِتَّصَلَ - يَتَّصِلُ بِـ: menelfon</text:p>
            <text:p text:style-name="P43">تَخَاصَمَ - يَتَخَاصَمُ: bertengkar (fisik)</text:p>
            <text:p text:style-name="P43">وَزَّعَ - يُوَزِّعُ: membagikan</text:p>
            <text:p text:style-name="P46">تَأخَّرَ - يَتَأَخَّرُ: <text:span text:style-name="T30">terlambat</text:span></text:p>
            <text:p text:style-name="P46">مِشْجَبٌ: <text:span text:style-name="T30">hanger</text:span></text:p>
            <text:p text:style-name="P46">ألْفٌ (ج) آلافٌ: <text:span text:style-name="T30">seribu</text:span></text:p>
            <text:p text:style-name="P46">دَفَعَ - يَدْفَعُ: <text:span text:style-name="T30">membayar</text:span></text:p>
            <text:p text:style-name="P46">اِنْتَظَرَ - يَنْتَظِرُ: <text:span text:style-name="T30">menunggu</text:span></text:p>
            <text:p text:style-name="P46">أصَابَ - يُصِيبُ: <text:span text:style-name="T30">mengenai</text:span></text:p>
            <text:p text:style-name="P46">مَارَسَ - يُمَارِسُ: <text:span text:style-name="T30">mempraktekkan</text:span></text:p>
            <text:p text:style-name="P46">جَرَّبَ - يُجَرِّبُ: <text:span text:style-name="T30">mencoba</text:span></text:p>
            <text:p text:style-name="P47">أَنْهَى – يُنْهِى: <text:span text:style-name="T31">menghabiskan</text:span></text:p>
            <text:p text:style-name="P48">سَقَطَ - يَسْقُطُ: <text:span text:style-name="T31">jatuh</text:span></text:p>
            <text:p text:style-name="P48">بَعُوضَةٌ: <text:span text:style-name="T31">nyamuk</text:span></text:p>
            <text:p text:style-name="P48">وَجَدَ - يَجِدُ: <text:span text:style-name="T31">mendapatkan</text:span></text:p>
            <text:p text:style-name="P48">ذُبَابٌ: <text:span text:style-name="T31">lalat</text:span></text:p>
            <text:p text:style-name="P48">طَاجِنٌ: <text:span text:style-name="T31">kuali</text:span></text:p>
            <text:p text:style-name="P48">أيْقَظَ - يُوقِظُ: <text:span text:style-name="T31">membangunkan</text:span></text:p>
            <text:p text:style-name="P48">اِقْتِطَاعٌ: <text:span text:style-name="T31">diskon</text:span></text:p>
            <text:p text:style-name="P49">أخْبَرَ - يُخْبِرُ: <text:span text:style-name="T32">mengabarkan</text:span></text:p>
            <text:p text:style-name="P49">رَائِحَةٌ: <text:span text:style-name="T32">aroma</text:span></text:p>
            <text:p text:style-name="P49">عَطِيرٌ: <text:span text:style-name="T32">harum</text:span></text:p>
            <text:p text:style-name="P49">عَفِينٌ: <text:span text:style-name="T32">bau</text:span></text:p>
            <text:p text:style-name="P49">فَازَ - يَفُوزُ: <text:span text:style-name="T32">menang</text:span></text:p>
            <text:p text:style-name="P49">مُبَارَةٌ / مُسَابَقَةٌ: <text:span text:style-name="T32">perlombaan</text:span></text:p>
            <text:p text:style-name="P49">أدْمَنُ - يُدْمِنُ: <text:span text:style-name="T32">kecanduan</text:span></text:p>
            <text:p text:style-name="P49">حَكَّ - يَحُكُّ: <text:span text:style-name="T32">menggaruk</text:span></text:p>
            <text:p text:style-name="P50">لَحْظَةٌ: <text:span text:style-name="T33">sebentar</text:span> </text:p>
            <text:p text:style-name="P50">عَادَةٌ: <text:span text:style-name="T33">kebiasaan / adat</text:span></text:p>
            <text:p text:style-name="P50">رَشَّاشٌ: <text:span text:style-name="T33">semprotan</text:span></text:p>
            <text:p text:style-name="P50">سَ<text:span text:style-name="T35">خِّ</text:span>نَ - يُسَ<text:span text:style-name="T34">خِّ</text:span>نُ: <text:span text:style-name="T33">mem</text:span><text:span text:style-name="T36">anaskan</text:span></text:p>
            <text:p text:style-name="P50">كُمَّامٌ / كِمَامٌ: <text:span text:style-name="T36">masker</text:span></text:p>
            <text:p text:style-name="P50">نَاتِجَةٌ: <text:span text:style-name="T36">nilai / hasil</text:span></text:p>
            <text:p text:style-name="P51">حَنَفَيَّةٌ: <text:span text:style-name="T37">kran</text:span></text:p>
            <text:p text:style-name="P51"><text:s/>مَا زَالَ - <text:span text:style-name="T37">لا يَزَالُ</text:span>: <text:span text:style-name="T37">masih</text:span></text:p>
            <text:p text:style-name="P51">خَلَّطَ - يُخَلِّطُ: <text:span text:style-name="T38">mencapur</text:span></text:p>
            <text:p text:style-name="P51">خَلَّاطٌ: <text:span text:style-name="T38">blender</text:span></text:p>
            <text:p text:style-name="P51">خَزَّنَ - يُخَزِّنُ: <text:span text:style-name="T38">menabung</text:span></text:p>
            <text:p text:style-name="P52">أصْلَحَ - يُصْلِحُ: <text:span text:style-name="T38">memperbaiki</text:span></text:p>
            <text:p text:style-name="P52">مُذَكِّرَةٌ: <text:span text:style-name="T38">catatan</text:span></text:p>
            <text:p text:style-name="P52">مُلَخَّصٌ: <text:span text:style-name="T38">ringkasan</text:span></text:p>
            <text:p text:style-name="P53">أطْلَقَ - يُطْلِقُ: <text:span text:style-name="T41">melepaskan</text:span></text:p>
            <text:p text:style-name="P53">دَفَقَ - يَدْفُقُ: <text:span text:style-name="T41">menumpahkan</text:span></text:p>
            <text:p text:style-name="P53">مُنَبِّه<text:span text:style-name="T39">ٌ</text:span>: <text:span text:style-name="T41">alarm</text:span></text:p>
            <text:p text:style-name="P54">أرْجَعَ - يُر<text:span text:style-name="T40">ْجِعُ: </text:span><text:span text:style-name="T41">mengembalikan</text:span></text:p>
            <text:p text:style-name="P55">مَلَفٌّ: <text:span text:style-name="T41">map</text:span></text:p>
            <text:p text:style-name="P55">خَرِيطَةٌ: <text:span text:style-name="T41">peta</text:span></text:p>
            <text:p text:style-name="P56">مِقَصٌّ: gunting</text:p>
            <text:p text:style-name="P56">جَرَّ - يَجُرُّ: menarik</text:p>
            <text:p text:style-name="P56">مَدَّ - يَمُدُّ: <text:span text:style-name="T42">mengulurkan</text:span></text:p>
            <text:p text:style-name="P56">بَلَّلَ - يُبَلِّلُ: <text:span text:style-name="T43">membasahi</text:span></text:p>
            <text:p text:style-name="P56">مُبَلَّلٌ / مَبْلُولٌ: <text:span text:style-name="T43">basah</text:span></text:p>
            <text:p text:style-name="P56">مَجَّانٌ: <text:span text:style-name="T43">gratis</text:span></text:p>
            <text:p text:style-name="P56">نَسَخَ - يَنْسَخُ: <text:span text:style-name="T43">menyalin / meng-</text:span><text:span text:style-name="T44">copy</text:span></text:p>
            <text:p text:style-name="P57">أجْبَرَ - يُجْبِرُ: <text:span text:style-name="T43">memaksa</text:span></text:p>
            <text:p text:style-name="P57">نَقَعَ - يَنْقَعُ: <text:span text:style-name="T43">merendam</text:span></text:p>
            <text:p text:style-name="P58">طَحَنَ - يَطْحَنُ: <text:span text:style-name="T47">menggiling</text:span></text:p>
            <text:p text:style-name="P58">دَقِيقٌ: <text:span text:style-name="T47">tepung</text:span></text:p>
            <text:p text:style-name="P58">نَدِمَ - يَنْدَمُ: <text:span text:style-name="T47">menyesal</text:span></text:p>
            <text:p text:style-name="P58">سُلَّمٌ: <text:span text:style-name="T47">tangga</text:span></text:p>
            <text:p text:style-name="P58">طَرِيقَةٌ: <text:span text:style-name="T47">cara</text:span></text:p>
            <text:p text:style-name="P58">ثَرِيدٌ: <text:span text:style-name="T47">bubur</text:span></text:p>
            <text:p text:style-name="P58">خَيْطٌ: <text:span text:style-name="T47">benag</text:span></text:p>
            <text:p text:style-name="P58">خَيَّطَ - يُخَيِّطُ: <text:span text:style-name="T47">menjahit</text:span></text:p>
            <text:p text:style-name="P58">اِنْتَقَلَ - يَنْتَقِلُ: <text:span text:style-name="T47">pindah</text:span></text:p>
            <text:p text:style-name="P58">أَنْقَلَ - يُنْقِلُ: <text:span text:style-name="T47">memindahkan</text:span></text:p>
            <text:p text:style-name="P58">لُعَابٌ: <text:span text:style-name="T47">ludah</text:span></text:p>
            <text:p text:style-name="P58">بُصَاقٌ: <text:span text:style-name="T47">dahak</text:span></text:p>
            <text:p text:style-name="P58">مُخَاطٌ: <text:span text:style-name="T47">ingus</text:span></text:p>
            <text:p text:style-name="P58">دَيْنٌ: <text:span text:style-name="T47">hutang</text:span></text:p>
            <text:p text:style-name="P59">دَانَ - يَدِينُ: berhutang</text:p>
            <text:p text:style-name="P60">سَجَّلَ - يُسَجِّلُ: <text:span text:style-name="T49">merekam</text:span></text:p>
            <text:p text:style-name="P60">حَنَقَ - يَحْنَقُ مِنْ: <text:span text:style-name="T49">mengambek</text:span></text:p>
            <text:p text:style-name="P61">شَعَرَ - يَشْعُرُ: <text:span text:style-name="T49">merasakan</text:span></text:p>
            <text:p text:style-name="P61">أُنْبُوبَةٌ: <text:span text:style-name="T49">pipa</text:span></text:p>
            <text:p text:style-name="P61">صُدَاعٌ: <text:span text:style-name="T49">pusing</text:span></text:p>
            <text:p text:style-name="P62">سُعِالٌ: <text:span text:style-name="T49">batuk</text:span></text:p>
            <text:p text:style-name="P62">حَمَّلَ - يُحَمِّلُ: <text:span text:style-name="T49">men-</text:span><text:span text:style-name="T45">download</text:span></text:p>
            <text:p text:style-name="P62">نَصَبَ - يَنْصِبُ: <text:span text:style-name="T49">meng-</text:span><text:span text:style-name="T45">install</text:span></text:p>
            <text:p text:style-name="P62">شَحَنَ - يَشْحَنُ: <text:span text:style-name="T50">menge-</text:span><text:span text:style-name="T46">cas</text:span></text:p>
            <text:p text:style-name="P63">زَرَعَ - يَزْرَعُ: <text:span text:style-name="T50">menanam</text:span></text:p>
            <text:p text:style-name="P63">حَصَدَ - يَحْصُدُ: <text:span text:style-name="T50">memanen</text:span></text:p>
            <text:p text:style-name="P63">تَبَعْثَرَ - يَتَبَعْثَرُ: <text:span text:style-name="T50">berserakan</text:span></text:p>
            <text:p text:style-name="P63">بَعْثَرَ - يُبَعْثِرُ: <text:span text:style-name="T50">menyerakkan</text:span></text:p>
            <text:p text:style-name="P64">فَائِ<text:span text:style-name="T48">دةُ: </text:span><text:span text:style-name="T50">manfaat</text:span></text:p>
            <text:p text:style-name="P65">سَعَى – يَسْعَى: <text:span text:style-name="T50">berusaha</text:span></text:p>
            <text:p text:style-name="P66">فَهِمَ - يَفْهَمُ: <text:span text:style-name="T50">memahami</text:span></text:p>
            <text:p text:style-name="P67">كَهْرُبَائِيٌّ: <text:span text:style-name="T51">listrik</text:span></text:p>
            <text:p text:style-name="P67">اِنْقَطَعَ - يَنْقَطِعُ: <text:span text:style-name="T51">putus / terpotong</text:span></text:p>
            <text:p text:style-name="P67">اِنْطَفَأَ - يَنْطَفِؤُ: <text:span text:style-name="T51">padam</text:span></text:p>
            <text:p text:style-name="P67"/>
            <text:p text:style-name="P67"/>
            <text:p text:style-name="P67">-----------------<text:span text:style-name="T51">التهني</text:span><text:span text:style-name="T55">ةُ</text:span><text:span text:style-name="T51">----------------</text:span></text:p>
            <text:p text:style-name="P68">siang : <text:s/></text:p>
            <text:p text:style-name="P68"><text:s/>سَعِيدٌ مُبَارَكٌ <text:s/>→ نَهَارُكَ السَّعِيدُ</text:p>
            <text:p text:style-name="P69"><text:line-break/>malam : </text:p>
            <text:p text:style-name="P69">سَعِيدٌ مُبَارَكٌ → لَيْلَتُكَ السَعِيدُ</text:p>
            <text:p text:style-name="P70"><text:line-break/>menyambut: </text:p>
            <text:p text:style-name="P70">أهْلاً بِكَ → أهٌلاً وَسَهْلاً وَمَرْهَبًا</text:p>
            <text:p text:style-name="P71"/>
            <text:p text:style-name="P71">selamat: <text:line-break/>هَنَّأكَ اللَّه → هَنِيئًا</text:p>
            <text:p text:style-name="P71"><text:s/><text:span text:style-name="T52">اللَّه يُبَارِكُ فِيكَ → مُبَارَك</text:span></text:p>
            <text:p text:style-name="P72">berpisah: </text:p>
            <text:p text:style-name="P72">فِي أمَانِ اللَّه → مَعَ السَلَامَةِ</text:p>
            <text:p text:style-name="P73"><text:span text:style-name="T53">إلَى اللِقَاءِ → </text:span><text:span text:style-name="T54">رَافَقَتْكَ السَّلَامَةُ</text:span></text:p>
            <text:p text:style-name="P73"/>
            <text:p text:style-name="P74">setelah <text:span text:style-name="T56">tidur:</text:span></text:p>
            <text:p text:style-name="P75"><text:s/>صَحَّ اللَّه بَدَنَكَ → صَحَّ النَّومُ</text:p>
            <text:p text:style-name="P43">-----------------------------------------</text:p>
            <text:p text:style-name="P43"/>
            <text:p text:style-name="P76"/>
            <text:p text:style-name="P76"/>
            <text:p text:style-name="P77"><text:span text:style-name="T76">ألْصَقَ - يُلْصِقُ: </text:span><text:span text:style-name="T77">menempelkan</text:span></text:p>
            <text:p text:style-name="P80"><text:bookmark text:name="35"/><text:span text:style-name="T76">مَجَلَّةٌ</text:span><text:bookmark text:name="43"/><text:span text:style-name="T76"> حَائِطِيَّةٌ</text:span><text:bookmark text:name="55"/><text:span text:style-name="T76">: </text:span><text:span text:style-name="T77">mading</text:span><text:span text:style-name="T80"><text:line-break/></text:span><text:bookmark text:name="610"/><text:span text:style-name="T76">تَوْقِيعٌ</text:span><text:span text:style-name="T77">: tanda tangan</text:span><text:span text:style-name="T80"><text:line-break/></text:span><text:bookmark text:name="85"/><text:span text:style-name="T76">دَبَّاسَةٌ:</text:span><text:span text:style-name="T77"> klip</text:span><text:span text:style-name="T80"><text:line-break/></text:span><text:bookmark text:name="101"/><text:span text:style-name="T76">غِلَاَفٌ</text:span><text:bookmark text:name="117"/><text:span text:style-name="T76">: </text:span><text:span text:style-name="T77">sampul</text:span><text:span text:style-name="T80"><text:line-break/></text:span><text:bookmark text:name="121"/><text:span text:style-name="T76">اِسْتَخَفَّ - يَسْتَخِفُّ</text:span><text:span text:style-name="T77">: menghinakan</text:span><text:span text:style-name="T80"><text:line-break/></text:span><text:span text:style-name="T76">أَهْمَلَ</text:span><text:bookmark text:name="152"/><text:span text:style-name="T76"> - يُهْمِلُ: </text:span><text:span text:style-name="T77">mengabaikan</text:span><text:span text:style-name="T80"><text:line-break/></text:span><text:bookmark text:name="162"/><text:span text:style-name="T76">غَرِقَ</text:span><text:bookmark text:name="172"/><text:span text:style-name="T76"> -يَغْرَقُ</text:span><text:bookmark text:name="181"/><text:span text:style-name="T76">: </text:span><text:span text:style-name="T77">tenggelam</text:span><text:span text:style-name="T80"><text:line-break/></text:span><text:bookmark text:name="191"/><text:span text:style-name="T76">بُحَيْرَةٌ</text:span><text:bookmark text:name="201"/><text:span text:style-name="T76">: </text:span><text:span text:style-name="T77">danau</text:span><text:span text:style-name="T80"><text:line-break/></text:span><text:bookmark text:name="211"/><text:span text:style-name="T76">أَخْبَأَ <text:s/>- يُخْبِئُ: </text:span><text:span text:style-name="T77">menyembunyikan</text:span></text:p>
            <text:p text:style-name="P81"><text:span text:style-name="T81">اِخْتَبَأَ - يَخْتَبِئُ: bersembunyi</text:span><text:span text:style-name="T80"><text:line-break/></text:span><text:bookmark text:name="251"/><text:span text:style-name="T76">أَزْعَجَ</text:span><text:bookmark text:name="261"/><text:span text:style-name="T76"> - يُزْعِجُ: </text:span><text:span text:style-name="T77">mengganggu</text:span><text:span text:style-name="T80"><text:line-break/></text:span><text:bookmark text:name="271"/><text:span text:style-name="T76">نَجَّارُ</text:span><text:bookmark text:name="281"/><text:span text:style-name="T76">: </text:span><text:span text:style-name="T77">tukang kayu / mebel</text:span><text:span text:style-name="T80"><text:line-break/></text:span><text:bookmark text:name="291"/><text:span text:style-name="T76">بَنَّاءُ</text:span><text:bookmark text:name="301"/><text:span text:style-name="T76"> : </text:span><text:span text:style-name="T77">tukang bangunan</text:span><text:span text:style-name="T80"><text:line-break/></text:span><text:bookmark text:name="311"/><text:span text:style-name="T76">اِضْطَرَّ -</text:span><text:bookmark text:name="321"/><text:span text:style-name="T76"> مُضْطَرٌّ</text:span><text:bookmark text:name="331"/><text:span text:style-name="T76"> : </text:span><text:span text:style-name="T77">terpaksa</text:span><text:span text:style-name="T80"><text:line-break/></text:span><text:bookmark text:name="341"/><text:span text:style-name="T76">اِشْتَرَكَ - يَشْتَرِكُ : </text:span><text:span text:style-name="T77">ikut serta / </text:span></text:p>
            <text:p text:style-name="P81"><text:span text:style-name="T77"><text:tab/><text:tab/>berlangganan</text:span><text:span text:style-name="T80"><text:line-break/></text:span><text:span text:style-name="T76">شَوَى</text:span><text:bookmark text:name="371"/><text:span text:style-name="T76"> – يَشْوِي: </text:span><text:span text:style-name="T77">memanggang</text:span><text:span text:style-name="T80"><text:line-break/></text:span><text:bookmark text:name="381"/><text:span text:style-name="T76">تَكَبَّرَ</text:span><text:bookmark text:name="391"/><text:span text:style-name="T76"> - يَتَكَبَّرُ: </text:span><text:span text:style-name="T77">sombong</text:span><text:span text:style-name="T80"><text:line-break/></text:span><text:bookmark text:name="401"/><text:span text:style-name="T76">غَنَّى</text:span><text:bookmark text:name="411"/><text:span text:style-name="T76"> – يُغَنِّي: </text:span><text:span text:style-name="T77">bernyanyi</text:span><text:span text:style-name="T80"><text:line-break/></text:span><text:bookmark text:name="421"/><text:span text:style-name="T76">رَافَقَ</text:span><text:bookmark text:name="451"/><text:span text:style-name="T76"> - يُرَافِقُ: </text:span><text:span text:style-name="T77">menemani</text:span><text:span text:style-name="T80"><text:line-break/></text:span><text:bookmark text:name="461"/><text:span text:style-name="T76">فَيَضَانٌ</text:span><text:bookmark text:name="471"/><text:span text:style-name="T76">: </text:span><text:span text:style-name="T77">banjir</text:span><text:span text:style-name="T80"><text:line-break/></text:span><text:bookmark text:name="481"/><text:span text:style-name="T76">وَثَبَ</text:span><text:bookmark text:name="491"/><text:span text:style-name="T76"> - يَثِبُ: </text:span><text:span text:style-name="T77">locat</text:span><text:span text:style-name="T80"><text:line-break/></text:span><text:bookmark text:name="501"/><text:span text:style-name="T76">فَانِلَةٌ</text:span><text:bookmark text:name="511"/><text:bookmark text:name="521"/><text:span text:style-name="T76">: </text:span><text:span text:style-name="T77">baju kaus</text:span><text:span text:style-name="T80"><text:line-break/></text:span><text:span text:style-name="T76">مَشَطَ</text:span><text:bookmark text:name="531"/><text:span text:style-name="T76"> - يَمْشُطُ: </text:span><text:span text:style-name="T77">menyisir</text:span><text:span text:style-name="T80"><text:line-break/></text:span><text:bookmark text:name="541"/><text:span text:style-name="T76">مُشْطٌ: </text:span><text:span text:style-name="T77">sisir</text:span><text:span text:style-name="T80"><text:line-break/></text:span><text:bookmark text:name="561"/><text:span text:style-name="T76">قَبَضَ</text:span><text:bookmark text:name="571"/><text:span text:style-name="T76"> - يَقْبِضُ: </text:span><text:span text:style-name="T77">menangkap</text:span><text:span text:style-name="T80"><text:line-break/></text:span><text:bookmark text:name="581"/><text:span text:style-name="T76">سَهِرَ</text:span><text:bookmark text:name="591"/><text:span text:style-name="T76"> - يَسْهَرُ: </text:span><text:span text:style-name="T77">begadang</text:span><text:span text:style-name="T80"><text:line-break/>ُّ</text:span><text:span text:style-name="T76">قَصَّ</text:span><text:bookmark text:name="611"/><text:span text:style-name="T76"> - يَقِص: </text:span><text:span text:style-name="T77">berkisah / menggunting<text:line-break/>أَشَارَ - يُشِيرُ: menunjukkan</text:span><text:span text:style-name="T80"><text:line-break/></text:span><text:bookmark text:name="621"/><text:span text:style-name="T76">نَشَأَ</text:span><text:bookmark text:name="631"/><text:span text:style-name="T76"> - يَنْشَأُ: </text:span><text:span text:style-name="T77">tumbuh besar</text:span><text:span text:style-name="T80"><text:line-break/></text:span><text:bookmark text:name="641"/><text:span text:style-name="T76">نَظَّارَةٌ</text:span><text:bookmark text:name="651"/><text:span text:style-name="T76">: </text:span><text:span text:style-name="T77">kacamata</text:span><text:span text:style-name="T80"><text:line-break/></text:span><text:bookmark text:name="661"/><text:span text:style-name="T76">أَرْنَبٌ</text:span><text:bookmark text:name="671"/><text:span text:style-name="T76">: </text:span><text:span text:style-name="T77">kelinci</text:span><text:span text:style-name="T80"><text:line-break/></text:span><text:bookmark text:name="681"/><text:span text:style-name="T76">فُولٌ</text:span><text:bookmark text:name="691"/><text:span text:style-name="T76">: </text:span><text:span text:style-name="T77">kacang</text:span><text:span text:style-name="T80"><text:line-break/></text:span><text:bookmark text:name="701"/><text:span text:style-name="T76">اِنْفَجَرَ</text:span><text:bookmark text:name="711"/><text:span text:style-name="T76"> <text:s/>- يَنْفَجِرُ: </text:span><text:span text:style-name="T77">meledak</text:span><text:span text:style-name="T80"><text:line-break/></text:span><text:bookmark text:name="721"/><text:span text:style-name="T76">فَاضَ</text:span><text:bookmark text:name="731"/><text:span text:style-name="T76"> - يَفِيضُ: </text:span><text:span text:style-name="T77">melimpah</text:span><text:span text:style-name="T80"><text:line-break/></text:span><text:bookmark text:name="741"/><text:span text:style-name="T76">أَدْهَشَ</text:span><text:bookmark text:name="751"/><text:span text:style-name="T76"> - يُدْهِشُ: </text:span><text:span text:style-name="T77">mengejutkan</text:span><text:span text:style-name="T80"><text:line-break/></text:span><text:bookmark text:name="761"/><text:span text:style-name="T76">تَعَجَّبَ</text:span><text:bookmark text:name="771"/><text:span text:style-name="T76"> - يَتَعَجَّبُ: </text:span><text:span text:style-name="T77">terkejut</text:span><text:span text:style-name="T80"><text:line-break/></text:span><text:bookmark text:name="781"/><text:span text:style-name="T76">وَلَدَ</text:span><text:bookmark text:name="791"/><text:span text:style-name="T76"> - يَلِدُ: </text:span><text:span text:style-name="T77">melahirkan</text:span><text:span text:style-name="T80"><text:line-break/></text:span><text:bookmark text:name="801"/><text:span text:style-name="T76">دَفَنَ</text:span><text:bookmark text:name="811"/><text:span text:style-name="T76"> - يَدْفُنُ: </text:span><text:span text:style-name="T77">menguburkan</text:span><text:span text:style-name="T80"><text:line-break/></text:span><text:bookmark text:name="821"/><text:span text:style-name="T76">شَلَاَّلَةٌ</text:span><text:bookmark text:name="831"/><text:span text:style-name="T76">: </text:span><text:span text:style-name="T77">air terjun</text:span><text:span text:style-name="T80"><text:line-break/></text:span><text:bookmark text:name="841"/><text:span text:style-name="T76">سَالَ</text:span><text:bookmark text:name="891"/><text:span text:style-name="T76"> - يَسِيلُ: </text:span><text:span text:style-name="T77">mengalir</text:span></text:p>
            <text:p text:style-name="P82"><text:span text:style-name="T84">مُصَادَفَةٌ \ صُدْفَةٌ : </text:span><text:span text:style-name="T85">tidak sengaja</text:span><text:span text:style-name="T80"><text:line-break/></text:span><text:span text:style-name="T84">عَمْدٌ \ </text:span><text:span text:style-name="T76">قَصْدٌ</text:span><text:bookmark text:name="911"/><text:span text:style-name="T76">: </text:span><text:span text:style-name="T77">sengaja</text:span><text:span text:style-name="T80"><text:line-break/></text:span><text:bookmark text:name="921"/><text:span text:style-name="T76">خَرْخَرَ</text:span><text:bookmark text:name="931"/><text:span text:style-name="T76"> - يُخَرْخِرُ: </text:span><text:span text:style-name="T77">berdengkur</text:span><text:span text:style-name="T80"><text:line-break/></text:span><text:bookmark text:name="941"/><text:span text:style-name="T76">نَكَصَ</text:span><text:bookmark text:name="951"/><text:span text:style-name="T76"> <text:s/>-ينْكُصُ: </text:span><text:span text:style-name="T77">lompat ke <text:line-break/><text:tab/><text:tab/> <text:s text:c="2"/>belakang / salto</text:span><text:span text:style-name="T80"><text:line-break/></text:span><text:bookmark text:name="961"/><text:span text:style-name="T76">بَدَا</text:span><text:bookmark text:name="971"/><text:span text:style-name="T76"> – يَبْدُو</text:span><text:bookmark text:name="981"/><text:span text:style-name="T76">: </text:span><text:span text:style-name="T77">tampaknya … <text:line-break/> → يَبْدُو أنَّك مَرِيْض <text:s/>- tampaknya <text:line-break/><text:tab/><text:tab/><text:tab/>kamu sakit</text:span><text:span text:style-name="T80"><text:line-break/></text:span><text:bookmark text:name="991"/><text:span text:style-name="T76">أبَدَا</text:span><text:bookmark text:name="1001"/><text:span text:style-name="T76"> – يُبْدِي: </text:span><text:span text:style-name="T77">menampakkan</text:span><text:span text:style-name="T80"><text:line-break/></text:span><text:span text:style-name="T76">اِعْتَرَفَ</text:span><text:bookmark text:name="1031"/><text:span text:style-name="T76"> - يَعْتَرِفُ: </text:span><text:span text:style-name="T77">mengaku</text:span><text:span text:style-name="T80"><text:line-break/></text:span><text:span text:style-name="T76">تَعَوَّدَ</text:span><text:bookmark text:name="1051"/><text:span text:style-name="T76"> - يَتَعَوَّدُ: </text:span><text:span text:style-name="T77">terbiasa</text:span><text:span text:style-name="T80"><text:line-break/></text:span><text:bookmark text:name="1061"/><text:span text:style-name="T76">مَصَّ</text:span><text:bookmark text:name="1111"/><text:span text:style-name="T76"> - يَمُصُّ: </text:span><text:span text:style-name="T77">menghisap</text:span><text:span text:style-name="T80"><text:line-break/></text:span><text:bookmark text:name="1121"/><text:span text:style-name="T76">قَبَّلَ</text:span><text:bookmark text:name="1131"/><text:span text:style-name="T76"> - يُقَبِّلُ: </text:span><text:span text:style-name="T77">mencium</text:span><text:span text:style-name="T80"><text:line-break/></text:span><text:bookmark text:name="1141"/><text:span text:style-name="T76">مُزِيلٌ</text:span><text:bookmark text:name="1151"/><text:span text:style-name="T76"> </text:span><text:span text:style-name="T80">/</text:span><text:bookmark text:name="1161"/><text:span text:style-name="T80"> </text:span><text:span text:style-name="T76">طَامِسٌ: </text:span><text:span text:style-name="T86">tipe-x</text:span><text:span text:style-name="T80"><text:line-break/></text:span><text:bookmark text:name="1181"/><text:span text:style-name="T76">صَمْغٌ</text:span><text:bookmark text:name="1191"/><text:span text:style-name="T76">: </text:span><text:span text:style-name="T77">lem</text:span><text:span text:style-name="T80"><text:line-break/></text:span><text:bookmark text:name="1201"/><text:span text:style-name="T76">شِرِّيرٌ: </text:span><text:span text:style-name="T77">nakal</text:span><text:span text:style-name="T80"><text:line-break/></text:span><text:bookmark text:name="1221"/><text:span text:style-name="T76">مُهَرِّجٌ</text:span><text:bookmark text:name="1231"/><text:span text:style-name="T76">: </text:span><text:span text:style-name="T77">pelawak / komedian</text:span></text:p>
            <text:p text:style-name="P82"><text:span text:style-name="T82">هَرَّجَ - يُهَرِّجُ: </text:span><text:span text:style-name="T83">mel</text:span></text:p>
          </text:deletion>
        </text:changed-region>
        <text:changed-region xml:id="ct94043701807488" text:id="ct94043701807488">
          <text:deletion>
            <office:change-info>
              <dc:creator>Unknown Author</dc:creator>
              <dc:date>2021-04-07T20:52:58</dc:date>
            </office:change-info>
            <text:p text:style-name="P82"><text:span text:style-name="T83">w</text:span></text:p>
          </text:deletion>
        </text:changed-region>
        <text:changed-region xml:id="ct94043621335648" text:id="ct94043621335648">
          <text:deletion>
            <office:change-info>
              <dc:creator>Unknown Author</dc:creator>
              <dc:date>2021-04-07T20:58:02</dc:date>
            </office:change-info>
            <text:p text:style-name="P82"><text:span text:style-name="T83">awak</text:span><text:span text:style-name="T80"><text:line-break/></text:span><text:span text:style-name="T76">يَئِسَ</text:span><text:bookmark text:name="1251"/><text:span text:style-name="T76"> - يَيْأَسُ: </text:span><text:span text:style-name="T77">putus asa</text:span><text:span text:style-name="T80"><text:line-break/></text:span><text:bookmark text:name="1261"/><text:span text:style-name="T76">فَشِلْ</text:span><text:bookmark text:name="1271"/><text:span text:style-name="T76"> - يَفْشِلُ: </text:span><text:span text:style-name="T77">gagal</text:span><text:span text:style-name="T80"><text:line-break/></text:span><text:bookmark text:name="1281"/><text:span text:style-name="T76">خَجَلَ</text:span><text:bookmark text:name="1311"/><text:span text:style-name="T76"> - يَخْجَلُ: </text:span><text:span text:style-name="T77">malu <text:line-break/>(tidak pada tempatnya)<text:line-break/></text:span><text:span text:style-name="T78">اِ</text:span><text:span text:style-name="T77">سْتَحْيَ</text:span><text:span text:style-name="T78">ا</text:span><text:span text:style-name="T77"> – يَسْتَحْيِى: malu<text:line-break/>احْتَفَلَ - يَحْتَفِل: merayakan<text:line-break/>ضَيَّعَ - يُضَيِّعُ: menghilangkan<text:line-break/></text:span><text:span text:style-name="T81">طَرَقَ - يَطْرُقُ: mengetuk</text:span><text:span text:style-name="T80"><text:line-break/></text:span><text:bookmark text:name="1321"/><text:span text:style-name="T76">ضَغَطَ</text:span><text:bookmark text:name="1371"/><text:span text:style-name="T76"> - يَضْغِطُ: </text:span><text:span text:style-name="T77">menekan<text:line-break/></text:span><text:span text:style-name="T81">زِرٌّ: tombol</text:span></text:p>
            <text:p text:style-name="P80"><text:span text:style-name="T81">بَلَعَ - يَبْلَعُ: menelan</text:span><text:span text:style-name="T80"><text:line-break/></text:span><text:bookmark text:name="1381"/><text:span text:style-name="T76">رَقَصَ</text:span><text:bookmark text:name="1391"/><text:span text:style-name="T76"> - يَرْقُصُ: <text:s/></text:span><text:span text:style-name="T77">menari<text:line-break/></text:span><text:span text:style-name="T81">قَرَصَ - يَقْرُصُ: mencubit</text:span><text:span text:style-name="T80"><text:line-break/></text:span><text:bookmark text:name="1401"/><text:span text:style-name="T76">قَاسَ</text:span><text:bookmark text:name="1411"/><text:span text:style-name="T76"> - يَقِيسُ: </text:span><text:span text:style-name="T77">mengukur</text:span><text:span text:style-name="T80"><text:line-break/></text:span><text:span text:style-name="T84"> كالَ - يَكِيلُ \ </text:span><text:span text:style-name="T76">وَزَنَ</text:span><text:bookmark text:name="1431"/><text:span text:style-name="T76"> - يَزِنُ: </text:span><text:span text:style-name="T77">menimbang</text:span></text:p>
            <text:p text:style-name="P78">قَلَّبَ - يُقَلِّبُ: membalikkan</text:p>
            <text:p text:style-name="P78">حَصَلَ - يَحْصُلُ: sampai</text:p>
            <text:p text:style-name="P83"><text:span text:style-name="T89"/></text:p>
          </text:deletion>
        </text:changed-region>
        <text:changed-region xml:id="ct94043703592976" text:id="ct94043703592976">
          <text:deletion>
            <office:change-info>
              <dc:creator>Unknown Author</dc:creator>
              <dc:date>2021-04-07T20:58:02</dc:date>
            </office:change-info>
            <text:p text:style-name="P83"><text:span text:style-name="T89">أحَاطَ - يُحِيطُ: mengepung / mengelingi<text:line-break/></text:span><text:span text:style-name="T90">جَاكِتَةٌ: jaket</text:span><text:span text:style-name="T87"><text:line-break/> </text:span><text:span text:style-name="T91">قَفْقَفَ</text:span><text:bookmark text:name="1511"/><text:span text:style-name="T91"> - يُقَفْقِفُ </text:span><text:span text:style-name="T87">/ <text:s/></text:span><text:span text:style-name="T88">اِرْتَعَدَ - </text:span><text:span text:style-name="T87">يَرْتَعِدُ</text:span><text:bookmark text:name="1531"/><text:span text:style-name="T87">: </text:span><text:span text:style-name="T90">menggigil</text:span><text:span text:style-name="T87"><text:line-break/></text:span><text:bookmark text:name="1581"/><text:span text:style-name="T91">أَجَّل</text:span><text:bookmark text:name="1591"/><text:span text:style-name="T91">َ - </text:span><text:span text:style-name="T92">يُأجِّلُ: menunda<text:line-break/></text:span><text:span text:style-name="T89">عَرُوسٌ: <text:s/>pengantin (pr.)<text:line-break/>عَرِيسٌ: pengantin (lk.)</text:span><text:span text:style-name="T87"><text:line-break/></text:span><text:bookmark text:name="1601"/><text:span text:style-name="T91">طَارَدَ</text:span><text:bookmark text:name="1611"/><text:bookmark text:name="1651"/><text:span text:style-name="T91"> -</text:span><text:span text:style-name="T92">يُطَارِدُ: mengejar<text:line-break/>ثُعْبَانٌ: ular</text:span><text:span text:style-name="T87"><text:line-break/></text:span><text:bookmark text:name="1661"/><text:span text:style-name="T91">تَبَرَّجَ</text:span><text:bookmark text:name="1671"/><text:span text:style-name="T91"> - </text:span><text:span text:style-name="T92">يَتَبَرَّجُ: berdandan</text:span><text:span text:style-name="T87"><text:line-break/></text:span><text:bookmark text:name="1681"/><text:span text:style-name="T91">أَسْرَفَ</text:span><text:bookmark text:name="1691"/><text:span text:style-name="T91"> - </text:span><text:span text:style-name="T92">يُسْرِفُ: boros</text:span><text:span text:style-name="T87"><text:line-break/></text:span><text:bookmark text:name="1701"/><text:span text:style-name="T91">شَجَّعَ</text:span><text:bookmark text:name="1711"/><text:span text:style-name="T91"> - </text:span><text:span text:style-name="T92">يُشَجِّعُ</text:span><text:bookmark text:name="1751"/><text:span text:style-name="T92">: berani</text:span><text:span text:style-name="T87"><text:line-break/></text:span><text:bookmark text:name="1761"/><text:span text:style-name="T91">هَاجَمَ</text:span><text:bookmark text:name="1771"/><text:span text:style-name="T91"> - </text:span><text:span text:style-name="T92">يُهَاجِمُ: menyerang<text:line-break/></text:span><text:span text:style-name="T89">رَاوَدَ - يُرَاوِدُ: menggoda</text:span><text:span text:style-name="T87"><text:line-break/></text:span><text:bookmark text:name="1781"/><text:span text:style-name="T91">دَافَعَ</text:span><text:bookmark text:name="1791"/><text:span text:style-name="T91"> - </text:span><text:span text:style-name="T92">يُدَافِعُ: bertahan<text:line-break/>تَسَلَّقَ - يَتَسَلَّقُ: memanjat</text:span><text:span text:style-name="T87"><text:line-break/></text:span><text:bookmark text:name="1821"/><text:span text:style-name="T91">دَقَّ</text:span><text:bookmark text:name="1831"/><text:span text:style-name="T91"> - </text:span><text:span text:style-name="T92">يَدِقَُّ: berdetak / berdetik<text:line-break/></text:span><text:span text:style-name="T89">رَنَّ - يَرِنُّ: berdering</text:span><text:span text:style-name="T87"><text:line-break/></text:span><text:bookmark text:name="1841"/><text:span text:style-name="T91">خَدَعَ</text:span><text:bookmark text:name="1851"/><text:span text:style-name="T91"> - </text:span><text:span text:style-name="T92">يَخْدَعُ: menipu</text:span><text:span text:style-name="T87"><text:line-break/></text:span><text:span text:style-name="T91">أَل</text:span><text:span text:style-name="T92">ِّ</text:span><text:span text:style-name="T91">فَ</text:span><text:bookmark text:name="1871"/><text:span text:style-name="T91"> - </text:span><text:span text:style-name="T92">يُألِّف: menulis buku</text:span><text:span text:style-name="T87"><text:line-break/></text:span><text:span text:style-name="T91">طَب</text:span><text:span text:style-name="T92">َ</text:span><text:span text:style-name="T91">ع</text:span><text:span text:style-name="T92">َ - يَطْبَعُ: mencetak</text:span><text:span text:style-name="T87"><text:line-break/></text:span><text:bookmark text:name="1901"/><text:span text:style-name="T91">رَاقَبَ - </text:span><text:span text:style-name="T92">يُرَاقِبُ: mengawasi<text:line-break/></text:span><text:span text:style-name="T93">رَجَا – يَرْجُو: berharap<text:line-break/>هَرَبَ - يَهْرُبُ: </text:span><text:span text:style-name="T94">cabut / kabur</text:span><text:span text:style-name="T93"><text:line-break/>سَجَّنَ - يُسَجِّنُ: </text:span><text:span text:style-name="T94">mengurung</text:span><text:span text:style-name="T93"><text:line-break/>أضَاعَ - يُضِيعُ: </text:span><text:span text:style-name="T94">menghilangkan</text:span><text:span text:style-name="T93"><text:line-break/>أضَاءَ - يُضِيءُ: </text:span><text:span text:style-name="T94">menerangi</text:span><text:span text:style-name="T93"><text:line-break/>عَفَا – يَعْفُو: </text:span><text:span text:style-name="T94">memaafkan</text:span><text:span text:style-name="T93"><text:line-break/>اِسْتَعْفَا – يَسْتَعْفُو: </text:span><text:span text:style-name="T94">meminta maaf</text:span><text:span text:style-name="T93"><text:line-break/>اِتَّحَدَ - يَتَّحِدُ: </text:span><text:span text:style-name="T94">bersatu</text:span><text:span text:style-name="T93"><text:line-break/> اِسْتَوْلَى – يَسْتَوْ</text:span><text:span text:style-name="T94">لِي عَلَى</text:span><text:span text:style-name="T93">: </text:span><text:span text:style-name="T94">menaklukkan</text:span><text:span text:style-name="T93"><text:line-break/>لَفَّفَ - يُلَفِّفُ: </text:span><text:span text:style-name="T95">menggulung</text:span><text:span text:style-name="T93"><text:line-break/>كَعْكٌ: </text:span><text:span text:style-name="T95">kue</text:span><text:span text:style-name="T93"><text:line-break/>بَسَطَ - يَبْسُطُ: </text:span><text:span text:style-name="T95">membentangkan</text:span><text:span text:style-name="T93"><text:line-break/>تَسَرَّبَ - يَتَسَرَّبُ: </text:span><text:span text:style-name="T95">bocor</text:span><text:span text:style-name="T93"><text:line-break/>سَدَّ - يَسُدُّ: </text:span><text:span text:style-name="T95">menambal</text:span><text:span text:style-name="T93"><text:line-break/>مَسْدُودٌ: </text:span><text:span text:style-name="T95">tersumbat / ditambal</text:span><text:span text:style-name="T93"><text:line-break/>وَقَعَ - يَقَعُ: <text:tab/></text:span><text:span text:style-name="T95">duduk (untuk unta) /<text:line-break/><text:tab/><text:tab/>terjerumus /<text:line-break/><text:tab/><text:tab/>terjadi /<text:line-break/><text:tab/><text:tab/>terletak<text:line-break/><text:tab/> <text:s text:c="5"/></text:span></text:p>
            <text:p text:style-name="P79"/>
          </text:deletion>
        </text:changed-region>
        <text:changed-region xml:id="ct94043652000800" text:id="ct94043652000800">
          <text:deletion>
            <office:change-info>
              <dc:creator>Unknown Author</dc:creator>
              <dc:date>2021-04-07T20:58:02</dc:date>
            </office:change-info>
            <text:p text:style-name="P79"/>
            <text:p text:style-name="P79"/>
          </text:deletion>
        </text:changed-region>
        <text:changed-region xml:id="ct94043629885968" text:id="ct94043629885968">
          <text:insertion>
            <office:change-info>
              <dc:creator>Unknown Author</dc:creator>
              <dc:date>2021-04-07T20:58:0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<text:change text:change-id="ct94043635802112"/><text:change text:change-id="ct94043701807488"/><text:change text:change-id="ct94043621335648"/><text:change text:change-id="ct94043703592976"/><text:change text:change-id="ct94043652000800"/><text:change-start text:change-id="ct94043629885968"/><text:soft-page-break/>1 <text:s/>- <text:s/>بَيْتٌ: rumah</text:p>
      <text:p text:style-name="P79"/>
      <text:p text:style-name="P79">2 <text:s/>- <text:s/>مَسْجِدٌ: masjid</text:p>
      <text:p text:style-name="P79"/>
      <text:p text:style-name="P79">3 <text:s/>- <text:s/>بَابٌ: pintu</text:p>
      <text:p text:style-name="P79"/>
      <text:p text:style-name="P79">4 <text:s/>- <text:s/>كِتَابٌ: buku bacaan</text:p>
      <text:p text:style-name="P79"/>
      <text:p text:style-name="P79">5 <text:s/>- <text:s/>قَلَمٌ: pena</text:p>
      <text:p text:style-name="P79"/>
      <text:p text:style-name="P79">6 <text:s/>- <text:s/>مِفْتاحٌ: kunci</text:p>
      <text:p text:style-name="P79"/>
      <text:p text:style-name="P79">7 <text:s/>- <text:s/>مَكْتَبٌ: meja</text:p>
      <text:p text:style-name="P79"/>
      <text:p text:style-name="P79">8 <text:s/>- <text:s/>سَرِيرٌ: ranjang</text:p>
      <text:p text:style-name="P79"/>
      <text:p text:style-name="P79">9 <text:s/>- <text:s/>كُرْسِيٌّ: kursi</text:p>
      <text:p text:style-name="P79"/>
      <text:p text:style-name="P79">10 <text:s/>- <text:s/>قَمِيصٌ: baju</text:p>
      <text:p text:style-name="P79"/>
      <text:p text:style-name="P79">11 <text:s/>- <text:s/>مَطْبَخٌ: dapur</text:p>
      <text:p text:style-name="P79"/>
      <text:p text:style-name="P79"><text:soft-page-break/>12 <text:s/>- <text:s/>حَمَّامٌ: kamar mandi</text:p>
      <text:p text:style-name="P79"/>
      <text:p text:style-name="P79">13 <text:s/>- <text:s/>فَصْلٌ: kelas</text:p>
      <text:p text:style-name="P79"/>
      <text:p text:style-name="P79">14 <text:s/>- <text:s/>مَيْدَانٌ: lapangan</text:p>
      <text:p text:style-name="P79"/>
      <text:p text:style-name="P79">15 <text:s/>- <text:s/>مُجَفَّفٌ: jemuran</text:p>
      <text:p text:style-name="P79"/>
      <text:p text:style-name="P79">16 <text:s/>- <text:s/>مُمَرِّضٌ: perawat</text:p>
      <text:p text:style-name="P79"/>
      <text:p text:style-name="P79">17 <text:s/>- <text:s/>مُؤَذِّنٌ: pengazan</text:p>
      <text:p text:style-name="P79"/>
      <text:p text:style-name="P79">18 <text:s/>- <text:s/>حَدِيقَةٌ: kebun</text:p>
      <text:p text:style-name="P79"/>
      <text:p text:style-name="P79">19 <text:s/>- <text:s/>بَطَّةٌ: itik betina</text:p>
      <text:p text:style-name="P79"/>
      <text:p text:style-name="P79">20 <text:s/>- <text:s/>بَيْضَةٌ: telur</text:p>
      <text:p text:style-name="P79"/>
      <text:p text:style-name="P79">21 <text:s/>- <text:s/>لُغَةٌ: bahasa</text:p>
      <text:p text:style-name="P79"/>
      <text:p text:style-name="P79">22 <text:s/>- <text:s/>طَائِرٌ: burung</text:p>
      <text:p text:style-name="P79"/>
      <text:p text:style-name="P79">23 <text:s/>- <text:s/>غَضْبانُ: pemarah</text:p>
      <text:p text:style-name="P79"/>
      <text:p text:style-name="P79">24 <text:s/>- <text:s/>كَسْلانُ: pemalas</text:p>
      <text:p text:style-name="P79"/>
      <text:p text:style-name="P79">25 <text:s/>- <text:s/>حَخَرٌ: batu</text:p>
      <text:p text:style-name="P79"/>
      <text:p text:style-name="P79">26 <text:s/>- <text:s/>سُكَّرٌ: gula</text:p>
      <text:p text:style-name="P79"/>
      <text:p text:style-name="P79">27 <text:s/>- <text:s/>كُوبٌ: gelas</text:p>
      <text:p text:style-name="P79"/>
      <text:p text:style-name="P79">28 <text:s/>- <text:s/>لَبَنٌ: susu</text:p>
      <text:p text:style-name="P79"/>
      <text:p text:style-name="P79">29 <text:s/>- <text:s/>لَذِيذٌ: lezat</text:p>
      <text:p text:style-name="P79"/>
      <text:p text:style-name="P79">30 <text:s/>- <text:s/>بَارِدٌ: dingin</text:p>
      <text:p text:style-name="P79"/>
      <text:p text:style-name="P79">31 <text:s/>- <text:s/>حَارٌّ: panas</text:p>
      <text:p text:style-name="P79"/>
      <text:p text:style-name="P79">32 <text:s/>- <text:s/>جَمِيلٌ: indah / bagus</text:p>
      <text:p text:style-name="P79"/>
      <text:p text:style-name="P79"><text:soft-page-break/>33 <text:s/>- <text:s/>قَبِيحٌ: jelek</text:p>
      <text:p text:style-name="P79"/>
      <text:p text:style-name="P79">34 <text:s/>- <text:s/>قَوِيٌّ: kuat</text:p>
      <text:p text:style-name="P79"/>
      <text:p text:style-name="P79">35 <text:s/>- <text:s/>قَرِيبٌ: dekat</text:p>
      <text:p text:style-name="P79"/>
      <text:p text:style-name="P79">36 <text:s/>- <text:s/>بَعِيدٌ: jauh</text:p>
      <text:p text:style-name="P79"/>
      <text:p text:style-name="P79">37 <text:s/>- <text:s/>طَوِيلٌ: panjang</text:p>
      <text:p text:style-name="P79"/>
      <text:p text:style-name="P79">38 <text:s/>- <text:s/>قَصِيرٌ: pendek</text:p>
      <text:p text:style-name="P79"/>
      <text:p text:style-name="P79">39 <text:s/>- <text:s/>مَكْسُورٌ: patah</text:p>
      <text:p text:style-name="P79"/>
      <text:p text:style-name="P79">40 <text:s/>- <text:s/>ثَلَّاجَةٌ: kulkas</text:p>
      <text:p text:style-name="P79"/>
      <text:p text:style-name="P79">41 <text:s/>- <text:s/>مِلْعَقَةٌ: sendok</text:p>
      <text:p text:style-name="P79"/>
      <text:p text:style-name="P79">42 <text:s/>- <text:s/>وِسَادَةٌ: bantal</text:p>
      <text:p text:style-name="P79"/>
      <text:p text:style-name="P79">43 <text:s/>- <text:s/>خِزَانَةٌ: lemari</text:p>
      <text:p text:style-name="P79"/>
      <text:p text:style-name="P79">44 <text:s/>- <text:s/>نَافِذَةٌ: jendela</text:p>
      <text:p text:style-name="P79"/>
      <text:p text:style-name="P79">45 <text:s/>- <text:s/>سَاعَةٌ: jam</text:p>
      <text:p text:style-name="P79"/>
      <text:p text:style-name="P79">46 <text:s/>- <text:s/>جِدَارٌ: dinding</text:p>
      <text:p text:style-name="P79"/>
      <text:p text:style-name="P79">47 <text:s/>- <text:s/>مِكْوَاةٌ: setrika</text:p>
      <text:p text:style-name="P79"/>
      <text:p text:style-name="P79">48 <text:s/>- <text:s/>دَرَّاجَةٌ: sepeda/motor</text:p>
      <text:p text:style-name="P79"/>
      <text:p text:style-name="P79">49 <text:s/>- <text:s/>دَجَّاجَةٌ: ayam betina</text:p>
      <text:p text:style-name="P79"/>
      <text:p text:style-name="P79">50 <text:s/>- <text:s/>زُبالَةٌ: sampah</text:p>
      <text:p text:style-name="P79"/>
      <text:p text:style-name="P79">51 <text:s/>- <text:s/>مَزْبَلَةٌ: tempat sampah</text:p>
      <text:p text:style-name="P79"/>
      <text:p text:style-name="P79">52 <text:s/>- <text:s/>مِكْنَسَةٌ: sapu</text:p>
      <text:p text:style-name="P79"/>
      <text:p text:style-name="P79">53 <text:s/>- <text:s/>مِمْسَحَةٌ: penghapus</text:p>
      <text:p text:style-name="P79"/>
      <text:p text:style-name="P79"><text:soft-page-break/>54 <text:s/>- <text:s/>مِجْرَفَةٌ: sekop</text:p>
      <text:p text:style-name="P79"/>
      <text:p text:style-name="P79">55 <text:s/>- <text:s/>رَأْسٌ: kepala</text:p>
      <text:p text:style-name="P79"/>
      <text:p text:style-name="P79">56 <text:s/>- <text:s/>شَعْرٌ: rambut</text:p>
      <text:p text:style-name="P79"/>
      <text:p text:style-name="P79">57 <text:s/>- <text:s/>رِجْلٌ: kaki</text:p>
      <text:p text:style-name="P79"/>
      <text:p text:style-name="P79">58 <text:s/>- <text:s/>عَيْنٌ: mata</text:p>
      <text:p text:style-name="P79"/>
      <text:p text:style-name="P79">59 <text:s/>- <text:s/>أَنْفٌ: hidung</text:p>
      <text:p text:style-name="P79"/>
      <text:p text:style-name="P79">60 <text:s/>- <text:s/>أُذُنٌ: telinga</text:p>
      <text:p text:style-name="P79"/>
      <text:p text:style-name="P79">61 <text:s/>- <text:s/>بَطْنٌ: perut</text:p>
      <text:p text:style-name="P79"/>
      <text:p text:style-name="P79">62 <text:s/>- <text:s/>فَمٌ: mulut</text:p>
      <text:p text:style-name="P79"/>
      <text:p text:style-name="P79">63 <text:s/>- <text:s/>لِسانٌ: lidah</text:p>
      <text:p text:style-name="P79"/>
      <text:p text:style-name="P79">64 <text:s/>- <text:s/>سِنٌّ: gigi</text:p>
      <text:p text:style-name="P79"/>
      <text:p text:style-name="P79">65 <text:s/>- <text:s/>ظَهْرٌ: punggung</text:p>
      <text:p text:style-name="P79"/>
      <text:p text:style-name="P79">66 <text:s/>- <text:s/>شَفَةٌ: bibir</text:p>
      <text:p text:style-name="P79"/>
      <text:p text:style-name="P79">67 <text:s/>- <text:s/>صَدْرٌ: dada</text:p>
      <text:p text:style-name="P79"/>
      <text:p text:style-name="P79">68 <text:s/>- <text:s/>يَدٌ: tangan</text:p>
      <text:p text:style-name="P79"/>
      <text:p text:style-name="P79">69 <text:s/>- <text:s/>إصْبَعٌ: jari</text:p>
      <text:p text:style-name="P79"/>
      <text:p text:style-name="P79">70 <text:s/>- <text:s/>جَلَسَ -يَجْلِسُ: duduk</text:p>
      <text:p text:style-name="P79"/>
      <text:p text:style-name="P79">71 <text:s/>- <text:s/>دَخَلَ -يَدْخُلُ: masuk</text:p>
      <text:p text:style-name="P79"/>
      <text:p text:style-name="P79">72 <text:s/>- <text:s/>طَبَخَ - يَطْبَخُ: memasak</text:p>
      <text:p text:style-name="P79"/>
      <text:p text:style-name="P79">73 <text:s/>- <text:s/>لَعِبَ - يَلْعَبُ: bermain</text:p>
      <text:p text:style-name="P79"/>
      <text:p text:style-name="P79">74 <text:s/>- <text:s/>أَكَلَ - يَأكُلُ: makan</text:p>
      <text:p text:style-name="P79"/>
      <text:p text:style-name="P79"><text:soft-page-break/>75 <text:s/>- <text:s/>شَرِبَ - يَشْرَبُ: minum</text:p>
      <text:p text:style-name="P79"/>
      <text:p text:style-name="P79">76 <text:s/>- <text:s/>نَامَ - يَنَامُ: tidur</text:p>
      <text:p text:style-name="P79"/>
      <text:p text:style-name="P79">77 <text:s/>- <text:s/>قَامَ - يَقُومُ: bangkit</text:p>
      <text:p text:style-name="P79"/>
      <text:p text:style-name="P79">78 <text:s/>- <text:s/>ضَرَبَ - يَضْرَبُ: memukul</text:p>
      <text:p text:style-name="P79"/>
      <text:p text:style-name="P79">79 <text:s/>- <text:s/>اِشْتَرَى – يَشْتَرِي: membeli</text:p>
      <text:p text:style-name="P79"/>
      <text:p text:style-name="P79">80 <text:s/>- <text:s/>غَسَلَ - يَغْسِلُ: mencuci</text:p>
      <text:p text:style-name="P79"/>
      <text:p text:style-name="P79">81 <text:s/>- <text:s/>اِغْتَسَلَ - يَغْتَسِلُ: mandi</text:p>
      <text:p text:style-name="P79"/>
      <text:p text:style-name="P79">82 <text:s/>- <text:s/>مَسَحَ - يَمْسَحُ: mengusap</text:p>
      <text:p text:style-name="P79"/>
      <text:p text:style-name="P79">83 <text:s/>- <text:s/>أخَذَ <text:s/>- يَأخُذُ: mengambil</text:p>
      <text:p text:style-name="P79"/>
      <text:p text:style-name="P79">84 <text:s/>- <text:s/>وَضَعَ - يَضَعُ: meletakkan</text:p>
      <text:p text:style-name="P79"/>
      <text:p text:style-name="P79">85 <text:s/>- <text:s/>سَتَرَ - يَسْتُرُ: menutup</text:p>
      <text:p text:style-name="P79"/>
      <text:p text:style-name="P79">86 <text:s/>- <text:s/>قَطَفَ - يَقْطِفُ: memetik</text:p>
      <text:p text:style-name="P79"/>
      <text:p text:style-name="P79">87 <text:s/>- <text:s/>اِسْتَعْمَلَ - يَسْتَعْمِلُ: memakai</text:p>
      <text:p text:style-name="P79"/>
      <text:p text:style-name="P79">88 <text:s/>- <text:s/>لَبِسَ - يَلْبَسُ: memakai (baju)</text:p>
      <text:p text:style-name="P79"/>
      <text:p text:style-name="P79">89 <text:s/>- <text:s/>جَفَّفَ - يُجَفِّفُ: menjemur / mengeringkan</text:p>
      <text:p text:style-name="P79"/>
      <text:p text:style-name="P79">90 <text:s/>- <text:s/>طَوَى – يَطْوِي: melipat</text:p>
      <text:p text:style-name="P79"/>
      <text:p text:style-name="P79">91 <text:s/>- <text:s/>ضَحِكَ - يَضْحَكُ: tertawa</text:p>
      <text:p text:style-name="P79"/>
      <text:p text:style-name="P79">92 <text:s/>- <text:s/>بَكَى – يَبْكِي: menangis</text:p>
      <text:p text:style-name="P79"/>
      <text:p text:style-name="P79">93 <text:s/>- <text:s/>بَقِيَ - يَبْقِي: tersisa</text:p>
      <text:p text:style-name="P79"/>
      <text:p text:style-name="P79">94 <text:s/>- <text:s/>دَلَّكَ - يُدَلِّكُ: memijat</text:p>
      <text:p text:style-name="P79"/>
      <text:p text:style-name="P79">95 <text:s/>- <text:s/>جَرَى – يَجْرِي: berlari</text:p>
      <text:p text:style-name="P79"><text:soft-page-break/></text:p>
      <text:p text:style-name="P79">96 <text:s/>- <text:s/>مَشَى – يَمْشِي: berjalan</text:p>
      <text:p text:style-name="P79"/>
      <text:p text:style-name="P79">97 <text:s/>- <text:s/>مَزَحَ - يَمْزَحُ: bercanda</text:p>
      <text:p text:style-name="P79"/>
      <text:p text:style-name="P79">98 <text:s/>- <text:s/>عَلَّقَ - يُعَلِّقُ: menggantungkan</text:p>
      <text:p text:style-name="P79"/>
      <text:p text:style-name="P79">99 <text:s/>- <text:s/>فَرِحَ - يَفْرَحُ: senang</text:p>
      <text:p text:style-name="P79"/>
      <text:p text:style-name="P79">100 <text:s/>- <text:s/>حَزِنَ - يَحْزَنُ: sedih</text:p>
      <text:p text:style-name="P79"/>
      <text:p text:style-name="P79">101 <text:s/>- <text:s/>مَرِضَ - يَمْرَضُ: sakit</text:p>
      <text:p text:style-name="P79"/>
      <text:p text:style-name="P79">102 <text:s/>- <text:s/>رَمَى – يَرْمِي: membuang / melempar</text:p>
      <text:p text:style-name="P79"/>
      <text:p text:style-name="P79">103 <text:s/>- <text:s/>مَفْقُودٌ: hilang</text:p>
      <text:p text:style-name="P79"/>
      <text:p text:style-name="P79">104 <text:s/>- <text:s/>رَاجَعَ - يُرَاجِعُ: mengulang pelajaran</text:p>
      <text:p text:style-name="P79"/>
      <text:p text:style-name="P79">105 <text:s/>- <text:s/>حَفِظَ - يَحْفَظُ: menghafal</text:p>
      <text:p text:style-name="P79"/>
      <text:p text:style-name="P79">106 <text:s/>- <text:s/>رِيَاضِيَّاتٌ: matematika</text:p>
      <text:p text:style-name="P79"/>
      <text:p text:style-name="P79">107 <text:s/>- <text:s/>رِيَاضَةٌ: olahraga</text:p>
      <text:p text:style-name="P79"/>
      <text:p text:style-name="P79">108 <text:s/>- <text:s/>سَمَّعَ - يُسَمِّعُ: memperdengarkan / menyetor hafalan</text:p>
      <text:p text:style-name="P79"/>
      <text:p text:style-name="P79">109 <text:s/>- <text:s/>حَمَلَ - يَحْمِلُ: membawa</text:p>
      <text:p text:style-name="P79"/>
      <text:p text:style-name="P79">110 <text:s/>- <text:s/>رَفَسَ - يَرْفُسُ: menendang</text:p>
      <text:p text:style-name="P79"/>
      <text:p text:style-name="P79">111 <text:s/>- <text:s/>فَتَحَ - يَفْتَحُ: membuka</text:p>
      <text:p text:style-name="P79"/>
      <text:p text:style-name="P79">112 <text:s/>- <text:s/>أغْلَقَ - يُغْلِقُ: menutup</text:p>
      <text:p text:style-name="P79"/>
      <text:p text:style-name="P79">113 <text:s/>- <text:s/>أشْعَلَ - يُشْعِلُ: menyalakan</text:p>
      <text:p text:style-name="P79"/>
      <text:p text:style-name="P79">114 <text:s/>- <text:s/>أطْفَأَ - يُطْفِئُ: mematikan</text:p>
      <text:p text:style-name="P79"/>
      <text:p text:style-name="P79"><text:soft-page-break/>115 <text:s/>- <text:s/>قَطَعَ - يَقْطَعُ: memotong</text:p>
      <text:p text:style-name="P79"/>
      <text:p text:style-name="P79">116 <text:s/>- <text:s/>سَاعَدَ - يُسَاعِدُ: menolong</text:p>
      <text:p text:style-name="P79"/>
      <text:p text:style-name="P79">117 <text:s/>- <text:s/>بَدَّلَ - يُبَدِّلُ: mengganti</text:p>
      <text:p text:style-name="P79"/>
      <text:p text:style-name="P79">118 <text:s/>- <text:s/>رَفَعَ - يَرْفَعُ: mengangkat</text:p>
      <text:p text:style-name="P79"/>
      <text:p text:style-name="P79">119 <text:s/>- <text:s/>رَبَطَ - يَرْبِطُ: mengikat</text:p>
      <text:p text:style-name="P79"/>
      <text:p text:style-name="P79">120 <text:s/>- <text:s/>حَبْلٌ: tali</text:p>
      <text:p text:style-name="P79"/>
      <text:p text:style-name="P79">121 <text:s/>- <text:s/>رَائِحَةٌ: aroma</text:p>
      <text:p text:style-name="P79"/>
      <text:p text:style-name="P79">122 <text:s/>- <text:s/>زَحْزَحَ - يُزَحْزِحُ: bergeser</text:p>
      <text:p text:style-name="P79"/>
      <text:p text:style-name="P79">123 <text:s/>- <text:s/>مُوقِدٌ: kompor</text:p>
      <text:p text:style-name="P79"/>
      <text:p text:style-name="P79">124 <text:s/>- <text:s/>طَبْقٌ: nampan</text:p>
      <text:p text:style-name="P79"/>
      <text:p text:style-name="P79">125 <text:s/>- <text:s/>سِكِّينٌ: pisau</text:p>
      <text:p text:style-name="P79"/>
      <text:p text:style-name="P79">126 <text:s/>- <text:s/>بَصَلٌ: bawang merah</text:p>
      <text:p text:style-name="P79"/>
      <text:p text:style-name="P79">127 <text:s/>- <text:s/>ثَومٌ: bawang putih</text:p>
      <text:p text:style-name="P79"/>
      <text:p text:style-name="P79">128 <text:s/>- <text:s/>مِقْلاةُ: kuwali</text:p>
      <text:p text:style-name="P79"/>
      <text:p text:style-name="P79">129 <text:s/>- <text:s/>زَيْتٌ: minyak</text:p>
      <text:p text:style-name="P79"/>
      <text:p text:style-name="P79">130 <text:s/>- <text:s/>إبْرِيقٌ: ceret</text:p>
      <text:p text:style-name="P79"/>
      <text:p text:style-name="P79">131 <text:s/>- <text:s/>قَارُورَةٌ: botol</text:p>
      <text:p text:style-name="P79"/>
      <text:p text:style-name="P79">132 <text:s/>- <text:s/>كُرْكُمٌ: kunyit</text:p>
      <text:p text:style-name="P79"/>
      <text:p text:style-name="P79">133 <text:s/>- <text:s/>زَنْجَبِيلٌ: jahe</text:p>
      <text:p text:style-name="P79"/>
      <text:p text:style-name="P79">134 <text:s/>- <text:s/>مِخْلاطٌ: blender</text:p>
      <text:p text:style-name="P79"/>
      <text:p text:style-name="P79">135 <text:s/>- <text:s/>بَطَاطِسُ: kentang</text:p>
      <text:p text:style-name="P79"/>
      <text:p text:style-name="P79"><text:soft-page-break/>136 <text:s/>- <text:s/>خِيَّارٌ: mentimun</text:p>
      <text:p text:style-name="P79"/>
      <text:p text:style-name="P79">137 <text:s/>- <text:s/>بَاذِنْجَانٌ: terong</text:p>
      <text:p text:style-name="P79"/>
      <text:p text:style-name="P79">138 <text:s/>- <text:s/>صَنَعَ - يَصْنَعُ: membuat</text:p>
      <text:p text:style-name="P79"/>
      <text:p text:style-name="P79">139 <text:s/>- <text:s/></text:p>
      <text:p text:style-name="P79"/>
      <text:p text:style-name="P79">140 <text:s/>- <text:s/></text:p>
      <text:p text:style-name="P79"/>
      <text:p text:style-name="P79">141 <text:s/>- <text:s/></text:p>
      <text:p text:style-name="P79"/>
      <text:p text:style-name="P79">142 <text:s/>- <text:s/>---------------الألوان---------------</text:p>
      <text:p text:style-name="P79"/>
      <text:p text:style-name="P79">143 <text:s/>- <text:s/>أسْوَدُ - سَوْداءُ: hitam</text:p>
      <text:p text:style-name="P79"/>
      <text:p text:style-name="P79">144 <text:s/>- <text:s/>أبْيَضُ - بَيْضَاء: putih</text:p>
      <text:p text:style-name="P79"/>
      <text:p text:style-name="P79">145 <text:s/>- <text:s/>أصْفَرُ - صَفْرَاءُ: kuning</text:p>
      <text:p text:style-name="P79"/>
      <text:p text:style-name="P79">146 <text:s/>- <text:s/>أخْضَرُ - خَضْرَاءُ: hijau</text:p>
      <text:p text:style-name="P79"/>
      <text:p text:style-name="P79">147 <text:s/>- <text:s/>أحْمَرُ - حَمْرَاءُ: merah</text:p>
      <text:p text:style-name="P79"/>
      <text:p text:style-name="P79">148 <text:s/>- <text:s/>أزْرَقُ - زَرْقَاءُ: biru</text:p>
      <text:p text:style-name="P79"/>
      <text:p text:style-name="P79">149 <text:s/>- <text:s/>بُنِّيٌّ - بُنِّيَّةٌ: cokelat</text:p>
      <text:p text:style-name="P79"/>
      <text:p text:style-name="P79">150 <text:s/>- <text:s/>بُرْتُقَالِيُّ - بُرْتُقَالِيَّةٌ: oranye</text:p>
      <text:p text:style-name="P79"/>
      <text:p text:style-name="P79">151 <text:s/>- <text:s/>فَارَنْقُلِيٌّ - فَارَنْقُلِيَّةٌ: pink</text:p>
      <text:p text:style-name="P79"/>
      <text:p text:style-name="P79">152 <text:s/>- <text:s/>أرْجُوَانِيٌّ - أرْجُوَانِيَّةٌ: ungu</text:p>
      <text:p text:style-name="P79"/>
      <text:p text:style-name="P79">153 <text:s/>- <text:s/>بَاجٌ: abu-abu</text:p>
      <text:p text:style-name="P79"/>
      <text:p text:style-name="P79">154 <text:s/>- <text:s/>--------------------------------------</text:p>
      <text:p text:style-name="P79"/>
      <text:p text:style-name="P79">155 <text:s/>- <text:s/>بَاعَ - يَبِيعُ: menjual</text:p>
      <text:p text:style-name="P79"/>
      <text:p text:style-name="P79">156 <text:s/>- <text:s/>احْتَرمَ - يَحْتَرِمَ: menghormati</text:p>
      <text:p text:style-name="P79"/>
      <text:p text:style-name="P79"><text:soft-page-break/>157 <text:s/>- <text:s/>طَابُورٌ: antrian</text:p>
      <text:p text:style-name="P79"/>
      <text:p text:style-name="P79">158 <text:s/>- <text:s/>مِلْحٌ: garam</text:p>
      <text:p text:style-name="P79"/>
      <text:p text:style-name="P79">159 <text:s/>- <text:s/>ظَنَّ - يَظُنُّ: mengira</text:p>
      <text:p text:style-name="P79"/>
      <text:p text:style-name="P79">160 <text:s/>- <text:s text:c="2"/>أرْسَلَ - يُرْسِلُ إلَى: mengirim</text:p>
      <text:p text:style-name="P79"/>
      <text:p text:style-name="P79">161 <text:s/>- <text:s/>افْتَقَرَ - يَفْتَقِرُ إلَى: membutuhkan</text:p>
      <text:p text:style-name="P79"/>
      <text:p text:style-name="P79">162 <text:s/>- <text:s/>نَظَرَ - يَنْظُرُ إلى: melihat</text:p>
      <text:p text:style-name="P79"/>
      <text:p text:style-name="P79">163 <text:s/>- <text:s/>بَحَثَ – يَبْحَثَ عَنْ: mencari</text:p>
      <text:p text:style-name="P79"/>
      <text:p text:style-name="P79">164 <text:s/>- <text:s/>بَحَثَ - يَبْحَثُ فِى: membahas</text:p>
      <text:p text:style-name="P79"/>
      <text:p text:style-name="P79">165 <text:s/>- <text:s/>اِنْتَهَى – يَنْتَهِى مِنْ: selesai</text:p>
      <text:p text:style-name="P79"/>
      <text:p text:style-name="P79">166 <text:s/>- <text:s/>اِشْتَاق – يَشْتَاق إِلَى: rindu</text:p>
      <text:p text:style-name="P79"/>
      <text:p text:style-name="P79">167 <text:s/>- <text:s/>...اِسْتَوعَبَ - يَسْتَوْعِبُ بِـ: menampung</text:p>
      <text:p text:style-name="P79"/>
      <text:p text:style-name="P79">168 <text:s/>- <text:s/>رَغِبَ - يَرْغَبُ فِي: mencintai</text:p>
      <text:p text:style-name="P79"/>
      <text:p text:style-name="P79">169 <text:s/>- <text:s/>رَغِبَ - يَرْغَبُ عَنْ: membenci</text:p>
      <text:p text:style-name="P79"/>
      <text:p text:style-name="P79">170 <text:s/>- <text:s/>دَعَا – يَدْعُو لِـ : berdoa kebaikan </text:p>
      <text:p text:style-name="P79"/>
      <text:p text:style-name="P79">171 <text:s/>- <text:s/><text:tab/><text:tab/>untuk seseorang</text:p>
      <text:p text:style-name="P79"/>
      <text:p text:style-name="P79">172 <text:s/>- <text:s/>دَعَا – يَدْعُو عَلَى: berdoa keburukan </text:p>
      <text:p text:style-name="P79"/>
      <text:p text:style-name="P79">173 <text:s/>- <text:s/><text:tab/><text:tab/> <text:s text:c="3"/>untuk seseorang</text:p>
      <text:p text:style-name="P79"/>
      <text:p text:style-name="P79">174 <text:s/>- <text:s/>تَرَكَ - يَتْرُكُ: meninggalkan</text:p>
      <text:p text:style-name="P79"/>
      <text:p text:style-name="P79">175 <text:s/>- <text:s/>قَلَى – يَقْلِي: menggoreng</text:p>
      <text:p text:style-name="P79"/>
      <text:p text:style-name="P79">176 <text:s/>- <text:s/>سَلَقَ - يَسْلِقُ: merebus</text:p>
      <text:p text:style-name="P79"><text:soft-page-break/></text:p>
      <text:p text:style-name="P79">177 <text:s/>- <text:s/>تَجَادَلَ - يَتَجَادَلُ: bertengkar (mulut)</text:p>
      <text:p text:style-name="P79"/>
      <text:p text:style-name="P79">178 <text:s/>- <text:s/>..اِتَّصَلَ - يَتَّصِلُ بِـ: menelfon</text:p>
      <text:p text:style-name="P79"/>
      <text:p text:style-name="P79">179 <text:s/>- <text:s/>تَخَاصَمَ - يَتَخَاصَمُ: bertengkar (fisik)</text:p>
      <text:p text:style-name="P79"/>
      <text:p text:style-name="P79">180 <text:s/>- <text:s/>وَزَّعَ - يُوَزِّعُ: membagikan</text:p>
      <text:p text:style-name="P79"/>
      <text:p text:style-name="P79">181 <text:s/>- <text:s/>تَأخَّرَ - يَتَأَخَّرُ: terlambat</text:p>
      <text:p text:style-name="P79"/>
      <text:p text:style-name="P79">182 <text:s/>- <text:s/>مِشْجَبٌ: hanger</text:p>
      <text:p text:style-name="P79"/>
      <text:p text:style-name="P79">183 <text:s/>- <text:s/>ألْفٌ (ج) آلافٌ: seribu</text:p>
      <text:p text:style-name="P79"/>
      <text:p text:style-name="P79">184 <text:s/>- <text:s/>دَفَعَ - يَدْفَعُ: membayar</text:p>
      <text:p text:style-name="P79"/>
      <text:p text:style-name="P79">185 <text:s/>- <text:s/>اِنْتَظَرَ - يَنْتَظِرُ: menunggu</text:p>
      <text:p text:style-name="P79"/>
      <text:p text:style-name="P79">186 <text:s/>- <text:s/>أصَابَ - يُصِيبُ: mengenai</text:p>
      <text:p text:style-name="P79"/>
      <text:p text:style-name="P79">187 <text:s/>- <text:s/>مَارَسَ - يُمَارِسُ: mempraktekkan</text:p>
      <text:p text:style-name="P79"/>
      <text:p text:style-name="P79">188 <text:s/>- <text:s/>جَرَّبَ - يُجَرِّبُ: mencoba</text:p>
      <text:p text:style-name="P79"/>
      <text:p text:style-name="P79">189 <text:s/>- <text:s/>أَنْهَى – يُنْهِى: menghabiskan</text:p>
      <text:p text:style-name="P79"/>
      <text:p text:style-name="P79">190 <text:s/>- <text:s/>سَقَطَ - يَسْقُطُ: jatuh</text:p>
      <text:p text:style-name="P79"/>
      <text:p text:style-name="P79">191 <text:s/>- <text:s/>بَعُوضَةٌ: nyamuk</text:p>
      <text:p text:style-name="P79"/>
      <text:p text:style-name="P79">192 <text:s/>- <text:s/>وَجَدَ - يَجِدُ: mendapatkan</text:p>
      <text:p text:style-name="P79"/>
      <text:p text:style-name="P79">193 <text:s/>- <text:s/>ذُبَابٌ: lalat</text:p>
      <text:p text:style-name="P79"/>
      <text:p text:style-name="P79">194 <text:s/>- <text:s/>طَاجِنٌ: kuali</text:p>
      <text:p text:style-name="P79"/>
      <text:p text:style-name="P79">195 <text:s/>- <text:s/>أيْقَظَ - يُوقِظُ: membangunkan</text:p>
      <text:p text:style-name="P79"/>
      <text:p text:style-name="P79">196 <text:s/>- <text:s/>اِقْتِطَاعٌ: diskon</text:p>
      <text:p text:style-name="P79"><text:soft-page-break/></text:p>
      <text:p text:style-name="P79">197 <text:s/>- <text:s/>أخْبَرَ - يُخْبِرُ: mengabarkan</text:p>
      <text:p text:style-name="P79"/>
      <text:p text:style-name="P79">198 <text:s/>- <text:s/>رَائِحَةٌ: aroma</text:p>
      <text:p text:style-name="P79"/>
      <text:p text:style-name="P79">199 <text:s/>- <text:s/>عَطِيرٌ: harum</text:p>
      <text:p text:style-name="P79"/>
      <text:p text:style-name="P79">200 <text:s/>- <text:s/>عَفِينٌ: bau</text:p>
      <text:p text:style-name="P79"/>
      <text:p text:style-name="P79">201 <text:s/>- <text:s/>فَازَ - يَفُوزُ: menang</text:p>
      <text:p text:style-name="P79"/>
      <text:p text:style-name="P79">202 <text:s/>- <text:s/>مُبَارَةٌ / مُسَابَقَةٌ: perlombaan</text:p>
      <text:p text:style-name="P79"/>
      <text:p text:style-name="P79">203 <text:s/>- <text:s/>أدْمَنُ - يُدْمِنُ: kecanduan</text:p>
      <text:p text:style-name="P79"/>
      <text:p text:style-name="P79">204 <text:s/>- <text:s/>حَكَّ - يَحُكُّ: menggaruk</text:p>
      <text:p text:style-name="P79"/>
      <text:p text:style-name="P79">205 <text:s/>- <text:s/>لَحْظَةٌ: sebentar </text:p>
      <text:p text:style-name="P79"/>
      <text:p text:style-name="P79">206 <text:s/>- <text:s/>عَادَةٌ: kebiasaan / adat</text:p>
      <text:p text:style-name="P79"/>
      <text:p text:style-name="P79">207 <text:s/>- <text:s/>رَشَّاشٌ: semprotan</text:p>
      <text:p text:style-name="P79"/>
      <text:p text:style-name="P79">208 <text:s/>- <text:s/>سَخِّنَ - يُسَخِّنُ: memanaskan</text:p>
      <text:p text:style-name="P79"/>
      <text:p text:style-name="P79">209 <text:s/>- <text:s/>كُمَّامٌ / كِمَامٌ: masker</text:p>
      <text:p text:style-name="P79"/>
      <text:p text:style-name="P79">210 <text:s/>- <text:s/>نَاتِجَةٌ: nilai / hasil</text:p>
      <text:p text:style-name="P79"/>
      <text:p text:style-name="P79">211 <text:s/>- <text:s/>حَنَفَيَّةٌ: kran</text:p>
      <text:p text:style-name="P79"/>
      <text:p text:style-name="P79">212 <text:s/>- <text:s text:c="2"/>مَا زَالَ - لا يَزَالُ: masih</text:p>
      <text:p text:style-name="P79"/>
      <text:p text:style-name="P79">213 <text:s/>- <text:s/>خَلَّطَ - يُخَلِّطُ: mencapur</text:p>
      <text:p text:style-name="P79"/>
      <text:p text:style-name="P79">214 <text:s/>- <text:s/>خَلَّاطٌ: blender</text:p>
      <text:p text:style-name="P79"/>
      <text:p text:style-name="P79">215 <text:s/>- <text:s/>خَزَّنَ - يُخَزِّنُ: menabung</text:p>
      <text:p text:style-name="P79"/>
      <text:p text:style-name="P79">216 <text:s/>- <text:s/>أصْلَحَ - يُصْلِحُ: memperbaiki</text:p>
      <text:p text:style-name="P79"/>
      <text:p text:style-name="P79">217 <text:s/>- <text:s/>مُذَكِّرَةٌ: catatan</text:p>
      <text:p text:style-name="P79"><text:soft-page-break/></text:p>
      <text:p text:style-name="P79">218 <text:s/>- <text:s/>مُلَخَّصٌ: ringkasan</text:p>
      <text:p text:style-name="P79"/>
      <text:p text:style-name="P79">219 <text:s/>- <text:s/>أطْلَقَ - يُطْلِقُ: melepaskan</text:p>
      <text:p text:style-name="P79"/>
      <text:p text:style-name="P79">220 <text:s/>- <text:s/>دَفَقَ - يَدْفُقُ: menumpahkan</text:p>
      <text:p text:style-name="P79"/>
      <text:p text:style-name="P79">221 <text:s/>- <text:s/>مُنَبِّهٌ: alarm</text:p>
      <text:p text:style-name="P79"/>
      <text:p text:style-name="P79">222 <text:s/>- <text:s/>أرْجَعَ - يُرْجِعُ: mengembalikan</text:p>
      <text:p text:style-name="P79"/>
      <text:p text:style-name="P79">223 <text:s/>- <text:s/>مَلَفٌّ: map</text:p>
      <text:p text:style-name="P79"/>
      <text:p text:style-name="P79">224 <text:s/>- <text:s/>خَرِيطَةٌ: peta</text:p>
      <text:p text:style-name="P79"/>
      <text:p text:style-name="P79">225 <text:s/>- <text:s/>مِقَصٌّ: gunting</text:p>
      <text:p text:style-name="P79"/>
      <text:p text:style-name="P79">226 <text:s/>- <text:s/>جَرَّ - يَجُرُّ: menarik</text:p>
      <text:p text:style-name="P79"/>
      <text:p text:style-name="P79">227 <text:s/>- <text:s/>مَدَّ - يَمُدُّ: mengulurkan</text:p>
      <text:p text:style-name="P79"/>
      <text:p text:style-name="P79">228 <text:s/>- <text:s/>بَلَّلَ - يُبَلِّلُ: membasahi</text:p>
      <text:p text:style-name="P79"/>
      <text:p text:style-name="P79">229 <text:s/>- <text:s/>مُبَلَّلٌ / مَبْلُولٌ: basah</text:p>
      <text:p text:style-name="P79"/>
      <text:p text:style-name="P79">230 <text:s/>- <text:s/>مَجَّانٌ: gratis</text:p>
      <text:p text:style-name="P79"/>
      <text:p text:style-name="P79">231 <text:s/>- <text:s/>نَسَخَ - يَنْسَخُ: menyalin / meng-copy</text:p>
      <text:p text:style-name="P79"/>
      <text:p text:style-name="P79">232 <text:s/>- <text:s/>أجْبَرَ - يُجْبِرُ: memaksa</text:p>
      <text:p text:style-name="P79"/>
      <text:p text:style-name="P79">233 <text:s/>- <text:s/>نَقَعَ - يَنْقَعُ: merendam</text:p>
      <text:p text:style-name="P79"/>
      <text:p text:style-name="P79">234 <text:s/>- <text:s/>طَحَنَ - يَطْحَنُ: menggiling</text:p>
      <text:p text:style-name="P79"/>
      <text:p text:style-name="P79">235 <text:s/>- <text:s/>دَقِيقٌ: tepung</text:p>
      <text:p text:style-name="P79"/>
      <text:p text:style-name="P79">236 <text:s/>- <text:s/>نَدِمَ - يَنْدَمُ: menyesal</text:p>
      <text:p text:style-name="P79"/>
      <text:p text:style-name="P79">237 <text:s/>- <text:s/>سُلَّمٌ: tangga</text:p>
      <text:p text:style-name="P79"/>
      <text:p text:style-name="P79"><text:soft-page-break/>238 <text:s/>- <text:s/>طَرِيقَةٌ: cara</text:p>
      <text:p text:style-name="P79"/>
      <text:p text:style-name="P79">239 <text:s/>- <text:s/>ثَرِيدٌ: bubur</text:p>
      <text:p text:style-name="P79"/>
      <text:p text:style-name="P79">240 <text:s/>- <text:s/>خَيْطٌ: benag</text:p>
      <text:p text:style-name="P79"/>
      <text:p text:style-name="P79">241 <text:s/>- <text:s/>خَيَّطَ - يُخَيِّطُ: menjahit</text:p>
      <text:p text:style-name="P79"/>
      <text:p text:style-name="P79">242 <text:s/>- <text:s/>اِنْتَقَلَ - يَنْتَقِلُ: pindah</text:p>
      <text:p text:style-name="P79"/>
      <text:p text:style-name="P79">243 <text:s/>- <text:s/>أَنْقَلَ - يُنْقِلُ: memindahkan</text:p>
      <text:p text:style-name="P79"/>
      <text:p text:style-name="P79">244 <text:s/>- <text:s/>لُعَابٌ: ludah</text:p>
      <text:p text:style-name="P79"/>
      <text:p text:style-name="P79">245 <text:s/>- <text:s/>بُصَاقٌ: dahak</text:p>
      <text:p text:style-name="P79"/>
      <text:p text:style-name="P79">246 <text:s/>- <text:s/>مُخَاطٌ: ingus</text:p>
      <text:p text:style-name="P79"/>
      <text:p text:style-name="P79">247 <text:s/>- <text:s/>دَيْنٌ: hutang</text:p>
      <text:p text:style-name="P79"/>
      <text:p text:style-name="P79">248 <text:s/>- <text:s/>دَانَ - يَدِينُ: berhutang</text:p>
      <text:p text:style-name="P79"/>
      <text:p text:style-name="P79">249 <text:s/>- <text:s/>سَجَّلَ - يُسَجِّلُ: merekam</text:p>
      <text:p text:style-name="P79"/>
      <text:p text:style-name="P79">250 <text:s/>- <text:s/>حَنَقَ - يَحْنَقُ مِنْ: mengambek</text:p>
      <text:p text:style-name="P79"/>
      <text:p text:style-name="P79">251 <text:s/>- <text:s/>شَعَرَ - يَشْعُرُ: merasakan</text:p>
      <text:p text:style-name="P79"/>
      <text:p text:style-name="P79">252 <text:s/>- <text:s/>أُنْبُوبَةٌ: pipa</text:p>
      <text:p text:style-name="P79"/>
      <text:p text:style-name="P79">253 <text:s/>- <text:s/>صُدَاعٌ: pusing</text:p>
      <text:p text:style-name="P79"/>
      <text:p text:style-name="P79">254 <text:s/>- <text:s/>سُعِالٌ: batuk</text:p>
      <text:p text:style-name="P79"/>
      <text:p text:style-name="P79">255 <text:s/>- <text:s/>حَمَّلَ - يُحَمِّلُ: men-download</text:p>
      <text:p text:style-name="P79"/>
      <text:p text:style-name="P79">256 <text:s/>- <text:s/>نَصَبَ - يَنْصِبُ: meng-install</text:p>
      <text:p text:style-name="P79"/>
      <text:p text:style-name="P79">257 <text:s/>- <text:s/>شَحَنَ - يَشْحَنُ: menge-cas</text:p>
      <text:p text:style-name="P79"/>
      <text:p text:style-name="P79">258 <text:s/>- <text:s/>زَرَعَ - يَزْرَعُ: menanam</text:p>
      <text:p text:style-name="P79"/>
      <text:p text:style-name="P79"><text:soft-page-break/>259 <text:s/>- <text:s/>حَصَدَ - يَحْصُدُ: memanen</text:p>
      <text:p text:style-name="P79"/>
      <text:p text:style-name="P79">260 <text:s/>- <text:s/>تَبَعْثَرَ - يَتَبَعْثَرُ: berserakan</text:p>
      <text:p text:style-name="P79"/>
      <text:p text:style-name="P79">261 <text:s/>- <text:s/>بَعْثَرَ - يُبَعْثِرُ: menyerakkan</text:p>
      <text:p text:style-name="P79"/>
      <text:p text:style-name="P79">262 <text:s/>- <text:s/>فَائِدةُ: manfaat</text:p>
      <text:p text:style-name="P79"/>
      <text:p text:style-name="P79">263 <text:s/>- <text:s/>سَعَى – يَسْعَى: berusaha</text:p>
      <text:p text:style-name="P79"/>
      <text:p text:style-name="P79">264 <text:s/>- <text:s/>فَهِمَ - يَفْهَمُ: memahami</text:p>
      <text:p text:style-name="P79"/>
      <text:p text:style-name="P79">265 <text:s/>- <text:s/>كَهْرُبَائِيٌّ: listrik</text:p>
      <text:p text:style-name="P79"/>
      <text:p text:style-name="P79">266 <text:s/>- <text:s/>اِنْقَطَعَ - يَنْقَطِعُ: putus / terpotong</text:p>
      <text:p text:style-name="P79"/>
      <text:p text:style-name="P79">267 <text:s/>- <text:s/>اِنْطَفَأَ - يَنْطَفِؤُ: padam</text:p>
      <text:p text:style-name="P79"/>
      <text:p text:style-name="P79">268 <text:s/>- <text:s/></text:p>
      <text:p text:style-name="P79"/>
      <text:p text:style-name="P79">269 <text:s/>- <text:s/></text:p>
      <text:p text:style-name="P79"/>
      <text:p text:style-name="P79">270 <text:s/>- <text:s/>-----------------التهنيةُ----------------</text:p>
      <text:p text:style-name="P79"/>
      <text:p text:style-name="P79">271 <text:s/>- <text:s/>siang : <text:s/></text:p>
      <text:p text:style-name="P79"/>
      <text:p text:style-name="P79">272 <text:s/>- <text:s text:c="2"/>سَعِيدٌ مُبَارَكٌ <text:s/>→ نَهَارُكَ السَّعِيدُ</text:p>
      <text:p text:style-name="P79"/>
      <text:p text:style-name="P79">273 <text:s/>- <text:s/></text:p>
      <text:p text:style-name="P79"/>
      <text:p text:style-name="P79">274 <text:s/>- <text:s/>malam : </text:p>
      <text:p text:style-name="P79"/>
      <text:p text:style-name="P79">275 <text:s/>- <text:s/>سَعِيدٌ مُبَارَكٌ → لَيْلَتُكَ السَعِيدُ</text:p>
      <text:p text:style-name="P79"/>
      <text:p text:style-name="P79">276 <text:s/>- <text:s/></text:p>
      <text:p text:style-name="P79"/>
      <text:p text:style-name="P79">277 <text:s/>- <text:s/>menyambut: </text:p>
      <text:p text:style-name="P79"/>
      <text:p text:style-name="P79">278 <text:s/>- <text:s/>أهْلاً بِكَ → أهٌلاً وَسَهْلاً وَمَرْهَبًا</text:p>
      <text:p text:style-name="P79"/>
      <text:p text:style-name="P79">279 <text:s/>- <text:s/></text:p>
      <text:p text:style-name="P79"/>
      <text:p text:style-name="P79"><text:soft-page-break/>280 <text:s/>- <text:s/>selamat: </text:p>
      <text:p text:style-name="P79"/>
      <text:p text:style-name="P79">281 <text:s/>- <text:s/>هَنَّأكَ اللَّه → هَنِيئًا</text:p>
      <text:p text:style-name="P79"/>
      <text:p text:style-name="P79">282 <text:s/>- <text:s text:c="2"/>اللَّه يُبَارِكُ فِيكَ → مُبَارَك</text:p>
      <text:p text:style-name="P79"/>
      <text:p text:style-name="P79">283 <text:s/>- <text:s/>berpisah: </text:p>
      <text:p text:style-name="P79"/>
      <text:p text:style-name="P79">284 <text:s/>- <text:s/>فِي أمَانِ اللَّه → مَعَ السَلَامَةِ</text:p>
      <text:p text:style-name="P79"/>
      <text:p text:style-name="P79">285 <text:s/>- <text:s/>إلَى اللِقَاءِ → رَافَقَتْكَ السَّلَامَةُ</text:p>
      <text:p text:style-name="P79"/>
      <text:p text:style-name="P79">286 <text:s/>- <text:s/></text:p>
      <text:p text:style-name="P79"/>
      <text:p text:style-name="P79">287 <text:s/>- <text:s/>setelah tidur:</text:p>
      <text:p text:style-name="P79"/>
      <text:p text:style-name="P79">288 <text:s/>- <text:s text:c="2"/>صَحَّ اللَّه بَدَنَكَ → صَحَّ النَّومُ</text:p>
      <text:p text:style-name="P79"/>
      <text:p text:style-name="P79">289 <text:s/>- <text:s/>-----------------------------------------</text:p>
      <text:p text:style-name="P79"/>
      <text:p text:style-name="P79">290 <text:s/>- <text:s/></text:p>
      <text:p text:style-name="P79"/>
      <text:p text:style-name="P79">291 <text:s/>- <text:s/></text:p>
      <text:p text:style-name="P79"/>
      <text:p text:style-name="P79">292 <text:s/>- <text:s/></text:p>
      <text:p text:style-name="P79"/>
      <text:p text:style-name="P79">293 <text:s/>- <text:s/>ألْصَقَ - يُلْصِقُ: menempelkan</text:p>
      <text:p text:style-name="P79"/>
      <text:p text:style-name="P79">294 <text:s/>- <text:s/>مَجَلَّةٌ حَائِطِيَّةٌ: mading</text:p>
      <text:p text:style-name="P79"/>
      <text:p text:style-name="P79">295 <text:s/>- <text:s/>تَوْقِيعٌ: tanda tangan</text:p>
      <text:p text:style-name="P79"/>
      <text:p text:style-name="P79">296 <text:s/>- <text:s/>دَبَّاسَةٌ: klip</text:p>
      <text:p text:style-name="P79"/>
      <text:p text:style-name="P79">297 <text:s/>- <text:s/>غِلَاَفٌ: sampul</text:p>
      <text:p text:style-name="P79"/>
      <text:p text:style-name="P79">298 <text:s/>- <text:s/>اِسْتَخَفَّ - يَسْتَخِفُّ: menghinakan</text:p>
      <text:p text:style-name="P79"/>
      <text:p text:style-name="P79">299 <text:s/>- <text:s/>أَهْمَلَ - يُهْمِلُ: mengabaikan</text:p>
      <text:p text:style-name="P79"/>
      <text:p text:style-name="P79">300 <text:s/>- <text:s/>غَرِقَ -يَغْرَقُ: tenggelam</text:p>
      <text:p text:style-name="P79"/>
      <text:p text:style-name="P79"><text:soft-page-break/>301 <text:s/>- <text:s/>بُحَيْرَةٌ: danau</text:p>
      <text:p text:style-name="P79"/>
      <text:p text:style-name="P79">302 <text:s/>- <text:s/>أَخْبَأَ <text:s/>- يُخْبِئُ: menyembunyikan</text:p>
      <text:p text:style-name="P79"/>
      <text:p text:style-name="P79">303 <text:s/>- <text:s/>اِخْتَبَأَ - يَخْتَبِئُ: bersembunyi</text:p>
      <text:p text:style-name="P79"/>
      <text:p text:style-name="P79">304 <text:s/>- <text:s/>أَزْعَجَ - يُزْعِجُ: mengganggu</text:p>
      <text:p text:style-name="P79"/>
      <text:p text:style-name="P79">305 <text:s/>- <text:s/>نَجَّارُ: tukang kayu / mebel</text:p>
      <text:p text:style-name="P79"/>
      <text:p text:style-name="P79">306 <text:s/>- <text:s/>بَنَّاءُ : tukang bangunan</text:p>
      <text:p text:style-name="P79"/>
      <text:p text:style-name="P79">307 <text:s/>- <text:s/>اِضْطَرَّ - مُضْطَرٌّ : terpaksa</text:p>
      <text:p text:style-name="P79"/>
      <text:p text:style-name="P79">308 <text:s/>- <text:s/>اِشْتَرَكَ - يَشْتَرِكُ : ikut serta / </text:p>
      <text:p text:style-name="P79"/>
      <text:p text:style-name="P79">309 <text:s/>- <text:s/><text:tab/><text:tab/>berlangganan</text:p>
      <text:p text:style-name="P79"/>
      <text:p text:style-name="P79">310 <text:s/>- <text:s/>شَوَى – يَشْوِي: memanggang</text:p>
      <text:p text:style-name="P79"/>
      <text:p text:style-name="P79">311 <text:s/>- <text:s/>تَكَبَّرَ - يَتَكَبَّرُ: sombong</text:p>
      <text:p text:style-name="P79"/>
      <text:p text:style-name="P79">312 <text:s/>- <text:s/>غَنَّى – يُغَنِّي: bernyanyi</text:p>
      <text:p text:style-name="P79"/>
      <text:p text:style-name="P79">313 <text:s/>- <text:s/>رَافَقَ - يُرَافِقُ: menemani</text:p>
      <text:p text:style-name="P79"/>
      <text:p text:style-name="P79">314 <text:s/>- <text:s/>فَيَضَانٌ: banjir</text:p>
      <text:p text:style-name="P79"/>
      <text:p text:style-name="P79">315 <text:s/>- <text:s/>وَثَبَ - يَثِبُ: locat</text:p>
      <text:p text:style-name="P79"/>
      <text:p text:style-name="P79">316 <text:s/>- <text:s/>فَانِلَةٌ: baju kaus</text:p>
      <text:p text:style-name="P79"/>
      <text:p text:style-name="P79">317 <text:s/>- <text:s/>مَشَطَ - يَمْشُطُ: menyisir</text:p>
      <text:p text:style-name="P79"/>
      <text:p text:style-name="P79">318 <text:s/>- <text:s/>مُشْطٌ: sisir</text:p>
      <text:p text:style-name="P79"/>
      <text:p text:style-name="P79">319 <text:s/>- <text:s/>قَبَضَ - يَقْبِضُ: menangkap</text:p>
      <text:p text:style-name="P79"/>
      <text:p text:style-name="P79">320 <text:s/>- <text:s/>سَهِرَ - يَسْهَرُ: begadang</text:p>
      <text:p text:style-name="P79"/>
      <text:p text:style-name="P79">321 <text:s/>- <text:s/>ُّقَصَّ - يَقِص: berkisah / menggunting</text:p>
      <text:p text:style-name="P79"><text:soft-page-break/></text:p>
      <text:p text:style-name="P79">322 <text:s/>- <text:s/>أَشَارَ - يُشِيرُ: menunjukkan</text:p>
      <text:p text:style-name="P79"/>
      <text:p text:style-name="P79">323 <text:s/>- <text:s/>نَشَأَ - يَنْشَأُ: tumbuh besar</text:p>
      <text:p text:style-name="P79"/>
      <text:p text:style-name="P79">324 <text:s/>- <text:s/>نَظَّارَةٌ: kacamata</text:p>
      <text:p text:style-name="P79"/>
      <text:p text:style-name="P79">325 <text:s/>- <text:s/>أَرْنَبٌ: kelinci</text:p>
      <text:p text:style-name="P79"/>
      <text:p text:style-name="P79">326 <text:s/>- <text:s/>فُولٌ: kacang</text:p>
      <text:p text:style-name="P79"/>
      <text:p text:style-name="P79">327 <text:s/>- <text:s/>اِنْفَجَرَ <text:s/>- يَنْفَجِرُ: meledak</text:p>
      <text:p text:style-name="P79"/>
      <text:p text:style-name="P79">328 <text:s/>- <text:s/>فَاضَ - يَفِيضُ: melimpah</text:p>
      <text:p text:style-name="P79"/>
      <text:p text:style-name="P79">329 <text:s/>- <text:s/>أَدْهَشَ - يُدْهِشُ: mengejutkan</text:p>
      <text:p text:style-name="P79"/>
      <text:p text:style-name="P79">330 <text:s/>- <text:s/>تَعَجَّبَ - يَتَعَجَّبُ: terkejut</text:p>
      <text:p text:style-name="P79"/>
      <text:p text:style-name="P79">331 <text:s/>- <text:s/>وَلَدَ - يَلِدُ: melahirkan</text:p>
      <text:p text:style-name="P79"/>
      <text:p text:style-name="P79">332 <text:s/>- <text:s/>دَفَنَ - يَدْفُنُ: menguburkan</text:p>
      <text:p text:style-name="P79"/>
      <text:p text:style-name="P79">333 <text:s/>- <text:s/>شَلَاَّلَةٌ: air terjun</text:p>
      <text:p text:style-name="P79"/>
      <text:p text:style-name="P79">334 <text:s/>- <text:s/>سَالَ - يَسِيلُ: mengalir</text:p>
      <text:p text:style-name="P79"/>
      <text:p text:style-name="P79">335 <text:s/>- <text:s/>مُصَادَفَةٌ \ صُدْفَةٌ : tidak sengaja</text:p>
      <text:p text:style-name="P79"/>
      <text:p text:style-name="P79">336 <text:s/>- <text:s/>عَمْدٌ \ قَصْدٌ: sengaja</text:p>
      <text:p text:style-name="P79"/>
      <text:p text:style-name="P79">337 <text:s/>- <text:s/>خَرْخَرَ - يُخَرْخِرُ: berdengkur</text:p>
      <text:p text:style-name="P79"/>
      <text:p text:style-name="P79">338 <text:s/>- <text:s/>نَكَصَ <text:s/>-ينْكُصُ: lompat ke </text:p>
      <text:p text:style-name="P79"/>
      <text:p text:style-name="P79">339 <text:s/>- <text:s/><text:tab/><text:tab/> <text:s text:c="2"/>belakang / salto</text:p>
      <text:p text:style-name="P79"/>
      <text:p text:style-name="P79">340 <text:s/>- <text:s/>بَدَا – يَبْدُو: tampaknya … </text:p>
      <text:p text:style-name="P79"/>
      <text:p text:style-name="P79">341 <text:s/>- <text:s text:c="2"/>→ يَبْدُو أنَّك مَرِيْض <text:s/>- tampaknya </text:p>
      <text:p text:style-name="P79"/>
      <text:p text:style-name="P79">342 <text:s/>- <text:s/><text:tab/><text:tab/><text:tab/>kamu sakit</text:p>
      <text:p text:style-name="P79"><text:soft-page-break/></text:p>
      <text:p text:style-name="P79">343 <text:s/>- <text:s/>أبَدَا – يُبْدِي: menampakkan</text:p>
      <text:p text:style-name="P79"/>
      <text:p text:style-name="P79">344 <text:s/>- <text:s/>اِعْتَرَفَ - يَعْتَرِفُ: mengaku</text:p>
      <text:p text:style-name="P79"/>
      <text:p text:style-name="P79">345 <text:s/>- <text:s/>تَعَوَّدَ - يَتَعَوَّدُ: terbiasa</text:p>
      <text:p text:style-name="P79"/>
      <text:p text:style-name="P79">346 <text:s/>- <text:s/>مَصَّ - يَمُصُّ: menghisap</text:p>
      <text:p text:style-name="P79"/>
      <text:p text:style-name="P79">347 <text:s/>- <text:s/>قَبَّلَ - يُقَبِّلُ: mencium</text:p>
      <text:p text:style-name="P79"/>
      <text:p text:style-name="P79">348 <text:s/>- <text:s/>مُزِيلٌ / طَامِسٌ: tipe-x</text:p>
      <text:p text:style-name="P79"/>
      <text:p text:style-name="P79">349 <text:s/>- <text:s/>صَمْغٌ: lem</text:p>
      <text:p text:style-name="P79"/>
      <text:p text:style-name="P79">350 <text:s/>- <text:s/>شِرِّيرٌ: nakal</text:p>
      <text:p text:style-name="P79"/>
      <text:p text:style-name="P79">351 <text:s/>- <text:s/>مُهَرِّجٌ: pelawak / komedian</text:p>
      <text:p text:style-name="P79"/>
      <text:p text:style-name="P79">352 <text:s/>- <text:s/>هَرَّجَ - يُهَرِّجُ: melawak</text:p>
      <text:p text:style-name="P79"/>
      <text:p text:style-name="P79">353 <text:s/>- <text:s/>يَئِسَ - يَيْأَسُ: putus asa</text:p>
      <text:p text:style-name="P79"/>
      <text:p text:style-name="P79">354 <text:s/>- <text:s/>فَشِلْ - يَفْشِلُ: gagal</text:p>
      <text:p text:style-name="P79"/>
      <text:p text:style-name="P79">355 <text:s/>- <text:s/>خَجَلَ - يَخْجَلُ: malu </text:p>
      <text:p text:style-name="P79"/>
      <text:p text:style-name="P79">356 <text:s/>- <text:s/>(tidak pada tempatnya)</text:p>
      <text:p text:style-name="P79"/>
      <text:p text:style-name="P79">357 <text:s/>- <text:s/>اِسْتَحْيَا – يَسْتَحْيِى: malu</text:p>
      <text:p text:style-name="P79"/>
      <text:p text:style-name="P79">358 <text:s/>- <text:s/>احْتَفَلَ - يَحْتَفِل: merayakan</text:p>
      <text:p text:style-name="P79"/>
      <text:p text:style-name="P79">359 <text:s/>- <text:s/>ضَيَّعَ - يُضَيِّعُ: menghilangkan</text:p>
      <text:p text:style-name="P79"/>
      <text:p text:style-name="P79">360 <text:s/>- <text:s/>طَرَقَ - يَطْرُقُ: mengetuk</text:p>
      <text:p text:style-name="P79"/>
      <text:p text:style-name="P79">361 <text:s/>- <text:s/>ضَغَطَ - يَضْغِطُ: menekan</text:p>
      <text:p text:style-name="P79"/>
      <text:p text:style-name="P79">362 <text:s/>- <text:s/>زِرٌّ: tombol</text:p>
      <text:p text:style-name="P79"/>
      <text:p text:style-name="P79">363 <text:s/>- <text:s/>بَلَعَ - يَبْلَعُ: menelan</text:p>
      <text:p text:style-name="P79"><text:soft-page-break/></text:p>
      <text:p text:style-name="P79">364 <text:s/>- <text:s/>رَقَصَ - يَرْقُصُ: <text:s/>menari</text:p>
      <text:p text:style-name="P79"/>
      <text:p text:style-name="P79">365 <text:s/>- <text:s/>قَرَصَ - يَقْرُصُ: mencubit</text:p>
      <text:p text:style-name="P79"/>
      <text:p text:style-name="P79">366 <text:s/>- <text:s/>قَاسَ - يَقِيسُ: mengukur</text:p>
      <text:p text:style-name="P79"/>
      <text:p text:style-name="P79">367 <text:s/>- <text:s text:c="2"/>كالَ - يَكِيلُ \ وَزَنَ - يَزِنُ: menimbang</text:p>
      <text:p text:style-name="P79"/>
      <text:p text:style-name="P79">368 <text:s/>- <text:s/>قَلَّبَ - يُقَلِّبُ: membalikkan</text:p>
      <text:p text:style-name="P79"/>
      <text:p text:style-name="P79">369 <text:s/>- <text:s/>حَصَلَ - يَحْصُلُ: sampai</text:p>
      <text:p text:style-name="P79"/>
      <text:p text:style-name="P79">370 <text:s/>- <text:s/>أحَاطَ - يُحِيطُ: mengepung / mengelingi</text:p>
      <text:p text:style-name="P79"/>
      <text:p text:style-name="P79">371 <text:s/>- <text:s/>جَاكِتَةٌ: jaket</text:p>
      <text:p text:style-name="P79"/>
      <text:p text:style-name="P79">372 <text:s/>- <text:s text:c="2"/>قَفْقَفَ - يُقَفْقِفُ / <text:s/>اِرْتَعَدَ - يَرْتَعِدُ: menggigil</text:p>
      <text:p text:style-name="P79"/>
      <text:p text:style-name="P79">373 <text:s/>- <text:s/>أَجَّلَ - يُأجِّلُ: menunda</text:p>
      <text:p text:style-name="P79"/>
      <text:p text:style-name="P79">374 <text:s/>- <text:s/>عَرُوسٌ: <text:s/>pengantin (pr.)</text:p>
      <text:p text:style-name="P79"/>
      <text:p text:style-name="P79">375 <text:s/>- <text:s/>عَرِيسٌ: pengantin (lk.)</text:p>
      <text:p text:style-name="P79"/>
      <text:p text:style-name="P79">376 <text:s/>- <text:s/>طَارَدَ -يُطَارِدُ: mengejar</text:p>
      <text:p text:style-name="P79"/>
      <text:p text:style-name="P79">377 <text:s/>- <text:s/>ثُعْبَانٌ: ular</text:p>
      <text:p text:style-name="P79"/>
      <text:p text:style-name="P79">378 <text:s/>- <text:s/>تَبَرَّجَ - يَتَبَرَّجُ: berdandan</text:p>
      <text:p text:style-name="P79"/>
      <text:p text:style-name="P79">379 <text:s/>- <text:s/>أَسْرَفَ - يُسْرِفُ: boros</text:p>
      <text:p text:style-name="P79"/>
      <text:p text:style-name="P79">380 <text:s/>- <text:s/>شَجَّعَ - يُشَجِّعُ: berani</text:p>
      <text:p text:style-name="P79"/>
      <text:p text:style-name="P79">381 <text:s/>- <text:s/>هَاجَمَ - يُهَاجِمُ: menyerang</text:p>
      <text:p text:style-name="P79"/>
      <text:p text:style-name="P79">382 <text:s/>- <text:s/>رَاوَدَ - يُرَاوِدُ: menggoda</text:p>
      <text:p text:style-name="P79"/>
      <text:p text:style-name="P79">383 <text:s/>- <text:s/>دَافَعَ - يُدَافِعُ: bertahan</text:p>
      <text:p text:style-name="P79"><text:soft-page-break/></text:p>
      <text:p text:style-name="P79">384 <text:s/>- <text:s/>تَسَلَّقَ - يَتَسَلَّقُ: memanjat</text:p>
      <text:p text:style-name="P79"/>
      <text:p text:style-name="P79">385 <text:s/>- <text:s/>دَقَّ - يَدِقَُّ: berdetak / berdetik</text:p>
      <text:p text:style-name="P79"/>
      <text:p text:style-name="P79">386 <text:s/>- <text:s/>رَنَّ - يَرِنُّ: berdering</text:p>
      <text:p text:style-name="P79"/>
      <text:p text:style-name="P79">387 <text:s/>- <text:s/>خَدَعَ - يَخْدَعُ: menipu</text:p>
      <text:p text:style-name="P79"/>
      <text:p text:style-name="P79">388 <text:s/>- <text:s/>أَلِّفَ - يُألِّف: menulis buku</text:p>
      <text:p text:style-name="P79"/>
      <text:p text:style-name="P79">389 <text:s/>- <text:s/>طَبَعَ - يَطْبَعُ: mencetak</text:p>
      <text:p text:style-name="P79"/>
      <text:p text:style-name="P79">390 <text:s/>- <text:s/>رَاقَبَ - يُرَاقِبُ: mengawasi</text:p>
      <text:p text:style-name="P79"/>
      <text:p text:style-name="P79">391 <text:s/>- <text:s/>رَجَا – يَرْجُو: berharap</text:p>
      <text:p text:style-name="P79"/>
      <text:p text:style-name="P79">392 <text:s/>- <text:s/>هَرَبَ - يَهْرُبُ: cabut / kabur</text:p>
      <text:p text:style-name="P79"/>
      <text:p text:style-name="P79">393 <text:s/>- <text:s/>سَجَّنَ - يُسَجِّنُ: mengurung</text:p>
      <text:p text:style-name="P79"/>
      <text:p text:style-name="P79">394 <text:s/>- <text:s/>أضَاعَ - يُضِيعُ: menghilangkan</text:p>
      <text:p text:style-name="P79"/>
      <text:p text:style-name="P79">395 <text:s/>- <text:s/>أضَاءَ - يُضِيءُ: menerangi</text:p>
      <text:p text:style-name="P79"/>
      <text:p text:style-name="P79">396 <text:s/>- <text:s/>عَفَا – يَعْفُو: memaafkan</text:p>
      <text:p text:style-name="P79"/>
      <text:p text:style-name="P79">397 <text:s/>- <text:s/>اِسْتَعْفَا – يَسْتَعْفُو: meminta maaf</text:p>
      <text:p text:style-name="P79"/>
      <text:p text:style-name="P79">398 <text:s/>- <text:s/>اِتَّحَدَ - يَتَّحِدُ: bersatu</text:p>
      <text:p text:style-name="P79"/>
      <text:p text:style-name="P79">399 <text:s/>- <text:s text:c="2"/>اِسْتَوْلَى – يَسْتَوْلِي عَلَى: menaklukkan</text:p>
      <text:p text:style-name="P79"/>
      <text:p text:style-name="P79">400 <text:s/>- <text:s/>لَفَّفَ - يُلَفِّفُ: menggulung</text:p>
      <text:p text:style-name="P79"/>
      <text:p text:style-name="P79">401 <text:s/>- <text:s/>كَعْكٌ: kue</text:p>
      <text:p text:style-name="P79"/>
      <text:p text:style-name="P79">402 <text:s/>- <text:s/>بَسَطَ - يَبْسُطُ: membentangkan</text:p>
      <text:p text:style-name="P79"/>
      <text:p text:style-name="P79">403 <text:s/>- <text:s/>تَسَرَّبَ - يَتَسَرَّبُ: bocor</text:p>
      <text:p text:style-name="P79"/>
      <text:p text:style-name="P79"><text:soft-page-break/>404 <text:s/>- <text:s/>سَدَّ - يَسُدُّ: menambal</text:p>
      <text:p text:style-name="P79"/>
      <text:p text:style-name="P79">405 <text:s/>- <text:s/>مَسْدُودٌ: tersumbat / ditambal</text:p>
      <text:p text:style-name="P79"/>
      <text:p text:style-name="P79">406 <text:s/>- <text:s/>وَقَعَ - يَقَعُ: <text:tab/>duduk (untuk unta) /</text:p>
      <text:p text:style-name="P79"/>
      <text:p text:style-name="P79">407 <text:s/>- <text:s/><text:tab/><text:tab/>terjerumus /</text:p>
      <text:p text:style-name="P79"/>
      <text:p text:style-name="P79">408 <text:s/>- <text:s/><text:tab/><text:tab/>terjadi /</text:p>
      <text:p text:style-name="P79"/>
      <text:p text:style-name="P79">409 <text:s/>- <text:s/><text:tab/><text:tab/>terletak<text:change-end text:change-id="ct9404362988596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Arabic Naskh1" svg:font-family="'Droid Arabic Naskh'" style:font-pitch="variable"/>
    <style:font-face style:name="Arial" svg:font-family="Arial" style:font-family-generic="roman" style:font-pitch="variable"/>
    <style:font-face style:name="Droid Arabic Naskh" svg:font-family="'Droid Arabic Naskh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Arabic Naskh2" svg:font-family="'Droid Arabic Naskh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true" style:font-name-asian="SimSun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US" style:letter-kerning="true" style:font-name-asian="SimSun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letter-kerning="true" style:font-name-asian="SimSun" style:font-family-asian="SimSun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style:contextual-spacing="false" fo:keep-together="always" fo:keep-with-next="always"/>
      <style:text-properties style:font-name="Arial" fo:font-family="Arial" style:font-family-generic="roman" style:font-pitch="variable" fo:font-size="18pt" fo:font-weight="bold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text-properties fo:font-size="14pt" style:font-size-asian="14pt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4T09:28:33</meta:creation-date>
    <dc:language>en-US</dc:language>
    <dc:date>2021-04-07T20:58:57.396182682</dc:date>
    <meta:editing-cycles>183</meta:editing-cycles>
    <meta:editing-duration>PT8H15M41S</meta:editing-duration>
    <meta:generator>LibreOffice/7.1.1.2$Linux_X86_64 LibreOffice_project/10$Build-2</meta:generator>
    <meta:document-statistic meta:table-count="0" meta:image-count="0" meta:object-count="0" meta:page-count="28" meta:paragraph-count="409" meta:word-count="2140" meta:character-count="10562" meta:non-whitespace-character-count="7924"/>
    <meta:user-defined meta:name="AppVersion">15.0000</meta:user-defined>
  </office:meta>
</office:document-meta>
</file>